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Helvetica" svg:font-family="Helvetica"/>
    <style:font-face style:name="Lucidasans1" svg:font-family="Lucidasans"/>
    <style:font-face style:name="StarSymbol" svg:font-family="StarSymbol"/>
    <style:font-face style:name="StarSymbol1" svg:font-family="StarSymbol, 'Arial Unicode MS'"/>
    <style:font-face style:name="Times" svg:font-family="Times"/>
    <style:font-face style:name="Times New Roman" svg:font-family="'Times New Roman'" style:font-adornments="Negreta"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9" style:family="table">
      <style:table-properties style:width="7.5in" table:align="margins"/>
    </style:style>
    <style:style style:name="Table9.A" style:family="table-column">
      <style:table-column-properties style:column-width="1.0042in" style:rel-column-width="8772*"/>
    </style:style>
    <style:style style:name="Table9.B" style:family="table-column">
      <style:table-column-properties style:column-width="1.2493in" style:rel-column-width="10914*"/>
    </style:style>
    <style:style style:name="Table9.C" style:family="table-column">
      <style:table-column-properties style:column-width="1.4944in" style:rel-column-width="13056*"/>
    </style:style>
    <style:style style:name="Table9.D" style:family="table-column">
      <style:table-column-properties style:column-width="3.7528in" style:rel-column-width="32793*"/>
    </style:style>
    <style:style style:name="Table9.A1" style:family="table-cell">
      <style:table-cell-properties fo:padding="0.0382in" fo:border-left="0.05pt solid #000000" fo:border-right="none" fo:border-top="0.05pt solid #000000" fo:border-bottom="none"/>
    </style:style>
    <style:style style:name="Table9.D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none"/>
    </style:style>
    <style:style style:name="Table9.D2" style:family="table-cell">
      <style:table-cell-properties fo:padding="0.0382in" fo:border-left="0.05pt solid #000000" fo:border-right="0.05pt solid #000000" fo:border-top="none" fo:border-bottom="none"/>
    </style:style>
    <style:style style:name="Table9.A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fo:background-color="transparent" fo:padding="0in" fo:border-left="none" fo:border-right="none" fo:border-top="none" fo:border-bottom="0.06pt solid #000000" style:shadow="none">
        <style:background-image/>
      </style:paragraph-properties>
      <style:text-properties style:font-name="Arial" fo:font-size="10pt" style:font-size-asian="10pt" style:font-size-complex="10pt"/>
    </style:style>
    <style:style style:name="P2" style:family="paragraph" style:parent-style-name="Footer">
      <style:paragraph-properties fo:text-align="center" style:justify-single-word="false" fo:background-color="transparent" fo:padding="0in" fo:border-left="none" fo:border-right="none" fo:border-top="0.06pt solid #000000" fo:border-bottom="none" style:shadow="none">
        <style:background-image/>
      </style:paragraph-properties>
      <style:text-properties style:font-name="Arial" fo:font-size="8pt" style:font-size-asian="8pt" style:font-size-complex="8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Text_20_body">
      <style:paragraph-properties fo:text-align="center" style:justify-single-word="false"/>
      <style:text-properties fo:font-size="16pt" style:font-size-asian="16pt" style:font-size-complex="16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in" fo:margin-bottom="0in">
        <style:tab-stops>
          <style:tab-stop style:position="0.5in"/>
        </style:tab-stops>
      </style:paragraph-properties>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ize="8pt" fo:font-weight="bold" style:font-size-asian="8pt" style:font-weight-asian="bold" style:font-size-complex="8pt" style:font-weight-complex="bold"/>
    </style:style>
    <style:style style:name="P16" style:family="paragraph" style:parent-style-name="Text_20_body">
      <style:paragraph-properties fo:margin-left="0in" fo:margin-right="0in" fo:text-indent="0in" style:auto-text-indent="false"/>
      <style:text-properties fo:font-size="8pt" style:font-size-asian="8pt" style:font-size-complex="8pt"/>
    </style:style>
    <style:style style:name="P17" style:family="paragraph" style:parent-style-name="Text_20_body">
      <style:paragraph-properties fo:margin-left="0in" fo:margin-right="0in" fo:text-indent="0in" style:auto-text-indent="false"/>
      <style:text-properties fo:font-size="8pt" fo:font-weight="normal" style:font-size-asian="8pt" style:font-weight-asian="normal" style:font-size-complex="8pt" style:font-weight-complex="normal"/>
    </style:style>
    <style:style style:name="P18" style:family="paragraph" style:parent-style-name="Text_20_body">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9" style:family="paragraph" style:parent-style-name="Text_20_body_20_indent">
      <style:text-properties fo:font-weight="bold" style:font-weight-asian="bold" style:font-weight-complex="bold"/>
    </style:style>
    <style:style style:name="P20" style:family="paragraph" style:parent-style-name="Contents_20_1">
      <style:paragraph-properties>
        <style:tab-stops>
          <style:tab-stop style:position="7.5in" style:type="right" style:leader-style="dotted" style:leader-text="."/>
        </style:tab-stops>
      </style:paragraph-properties>
    </style:style>
    <style:style style:name="P21" style:family="paragraph" style:parent-style-name="Standard">
      <style:text-properties fo:font-size="8pt" style:font-size-asian="8pt" style:font-size-complex="8pt"/>
    </style:style>
    <style:style style:name="P22" style:family="paragraph" style:parent-style-name="Text_20_body" style:list-style-name="L1"/>
    <style:style style:name="P23" style:family="paragraph" style:parent-style-name="Text_20_body" style:list-style-name="L1">
      <style:text-properties fo:font-weight="normal" style:font-weight-asian="normal" style:font-weight-complex="normal"/>
    </style:style>
    <style:style style:name="P24" style:family="paragraph" style:parent-style-name="Text_20_body" style:list-style-name="L2">
      <style:text-properties fo:font-size="14pt" fo:font-weight="bold" style:font-size-asian="14pt" style:font-weight-asian="bold" style:font-size-complex="14pt" style:font-weight-complex="bold"/>
    </style:style>
    <style:style style:name="P25" style:family="paragraph" style:parent-style-name="Text_20_body" style:list-style-name="L1">
      <style:paragraph-properties fo:margin-left="0in" fo:margin-right="0in" fo:text-indent="0in" style:auto-text-indent="false"/>
    </style:style>
    <style:style style:name="P26" style:family="paragraph" style:parent-style-name="Text_20_body" style:list-style-name="L1">
      <style:paragraph-properties fo:margin-left="0in" fo:margin-right="0in" fo:text-indent="0in" style:auto-text-indent="false"/>
      <style:text-properties fo:font-weight="normal" style:font-weight-asian="normal" style:font-weight-complex="normal"/>
    </style:style>
    <style:style style:name="P27" style:family="paragraph" style:parent-style-name="Text_20_body" style:list-style-name="L3">
      <style:paragraph-properties fo:margin-left="0in" fo:margin-right="0in" fo:text-indent="0in" style:auto-text-indent="false"/>
      <style:text-properties fo:font-weight="normal" style:font-weight-asian="normal" style:font-weight-complex="normal"/>
    </style:style>
    <style:style style:name="P28" style:family="paragraph" style:parent-style-name="Text_20_body" style:list-style-name="L10">
      <style:paragraph-properties fo:margin-left="0in" fo:margin-right="0in" fo:text-indent="0in" style:auto-text-indent="false"/>
      <style:text-properties fo:font-weight="normal" style:font-weight-asian="normal" style:font-weight-complex="normal"/>
    </style:style>
    <style:style style:name="P29" style:family="paragraph" style:parent-style-name="Text_20_body" style:list-style-name="L11">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list-style-name="L12">
      <style:paragraph-properties fo:margin-left="0in" fo:margin-right="0in" fo:text-indent="0in" style:auto-text-indent="false"/>
      <style:text-properties fo:font-weight="normal" style:font-weight-asian="normal" style:font-weight-complex="normal"/>
    </style:style>
    <style:style style:name="P31" style:family="paragraph" style:parent-style-name="Text_20_body" style:list-style-name="L13">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list-style-name="L14">
      <style:paragraph-properties fo:margin-left="0in" fo:margin-right="0in" fo:text-indent="0in" style:auto-text-indent="false"/>
      <style:text-properties fo:font-weight="normal" style:font-weight-asian="normal" style:font-weight-complex="normal"/>
    </style:style>
    <style:style style:name="P33" style:family="paragraph" style:parent-style-name="Text_20_body" style:list-style-name="L15">
      <style:paragraph-properties fo:margin-left="0in" fo:margin-right="0in" fo:text-indent="0in" style:auto-text-indent="false"/>
      <style:text-properties fo:font-weight="normal" style:font-weight-asian="normal" style:font-weight-complex="normal"/>
    </style:style>
    <style:style style:name="P34" style:family="paragraph" style:parent-style-name="Text_20_body" style:list-style-name="L16">
      <style:paragraph-properties fo:margin-left="0in" fo:margin-right="0in" fo:text-indent="0in" style:auto-text-indent="false"/>
      <style:text-properties fo:font-weight="normal" style:font-weight-asian="normal" style:font-weight-complex="normal"/>
    </style:style>
    <style:style style:name="P35" style:family="paragraph" style:parent-style-name="Text_20_body" style:list-style-name="L17">
      <style:paragraph-properties fo:margin-left="0in" fo:margin-right="0in" fo:text-indent="0in" style:auto-text-indent="false"/>
      <style:text-properties fo:font-weight="normal" style:font-weight-asian="normal" style:font-weight-complex="normal"/>
    </style:style>
    <style:style style:name="P36" style:family="paragraph" style:parent-style-name="Text_20_body" style:list-style-name="L18">
      <style:paragraph-properties fo:margin-left="0in" fo:margin-right="0in" fo:text-indent="0in" style:auto-text-indent="false"/>
      <style:text-properties fo:font-weight="normal" style:font-weight-asian="normal" style:font-weight-complex="normal"/>
    </style:style>
    <style:style style:name="P37" style:family="paragraph" style:parent-style-name="Text_20_body" style:list-style-name="L19">
      <style:paragraph-properties fo:margin-left="0in" fo:margin-right="0in" fo:text-indent="0in" style:auto-text-indent="false"/>
      <style:text-properties fo:font-weight="normal" style:font-weight-asian="normal" style:font-weight-complex="normal"/>
    </style:style>
    <style:style style:name="P38" style:family="paragraph" style:parent-style-name="Text_20_body" style:list-style-name="L20">
      <style:paragraph-properties fo:margin-left="0in" fo:margin-right="0in" fo:text-indent="0in" style:auto-text-indent="false"/>
      <style:text-properties fo:font-weight="normal" style:font-weight-asian="normal" style:font-weight-complex="normal"/>
    </style:style>
    <style:style style:name="P39" style:family="paragraph" style:parent-style-name="Text_20_body" style:list-style-name="L1">
      <style:paragraph-properties fo:margin-left="0in" fo:margin-right="0in" fo:text-indent="0in" style:auto-text-indent="false"/>
      <style:text-properties fo:font-weight="normal" style:font-name-asian="AR PL ShanHeiSun Uni" style:font-weight-asian="normal" style:font-name-complex="Lucidasans" style:font-weight-complex="normal"/>
    </style:style>
    <style:style style:name="P40" style:family="paragraph" style:parent-style-name="Text_20_body" style:list-style-name="L1">
      <style:paragraph-properties fo:margin-left="0in" fo:margin-right="0in" fo:text-indent="0in" style:auto-text-indent="false"/>
      <style:text-properties fo:font-weight="bold" style:font-weight-asian="bold" style:font-weight-complex="bold"/>
    </style:style>
    <style:style style:name="P41" style:family="paragraph" style:parent-style-name="Text_20_body" style:list-style-name="L6">
      <style:paragraph-properties fo:margin-left="0in" fo:margin-right="0in" fo:text-indent="0in" style:auto-text-indent="false"/>
      <style:text-properties fo:font-weight="bold" style:font-weight-asian="bold" style:font-weight-complex="bold"/>
    </style:style>
    <style:style style:name="P42" style:family="paragraph" style:parent-style-name="Text_20_body" style:list-style-name="L7">
      <style:paragraph-properties fo:margin-left="0in" fo:margin-right="0in" fo:text-indent="0in" style:auto-text-indent="false"/>
      <style:text-properties fo:font-weight="bold" style:font-weight-asian="bold" style:font-weight-complex="bold"/>
    </style:style>
    <style:style style:name="P43" style:family="paragraph" style:parent-style-name="Text_20_body" style:list-style-name="L8">
      <style:paragraph-properties fo:margin-left="0in" fo:margin-right="0in" fo:text-indent="0in" style:auto-text-indent="false"/>
      <style:text-properties fo:font-weight="bold" style:font-weight-asian="bold" style:font-weight-complex="bold"/>
    </style:style>
    <style:style style:name="P44" style:family="paragraph" style:parent-style-name="Text_20_body" style:list-style-name="L9">
      <style:paragraph-properties fo:margin-left="0in" fo:margin-right="0in" fo:text-indent="0in" style:auto-text-indent="false"/>
      <style:text-properties fo:font-weight="bold" style:font-weight-asian="bold" style:font-weight-complex="bold"/>
    </style:style>
    <style:style style:name="P45" style:family="paragraph" style:parent-style-name="Text_20_body" style:list-style-name="L4">
      <style:paragraph-properties fo:margin-left="0in" fo:margin-right="0in" fo:text-indent="0in" style:auto-text-indent="false"/>
    </style:style>
    <style:style style:name="P46" style:family="paragraph" style:parent-style-name="Text_20_body" style:list-style-name="L5">
      <style:paragraph-properties fo:margin-left="0in" fo:margin-right="0in" fo:text-indent="0in" style:auto-text-indent="false"/>
    </style:style>
    <style:style style:name="P47" style:family="paragraph" style:parent-style-name="Text_20_body" style:list-style-name="L6">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48" style:family="paragraph" style:parent-style-name="Text_20_body" style:list-style-name="L8">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49" style:family="paragraph" style:parent-style-name="Text_20_body" style:list-style-name="L21">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0" style:family="paragraph" style:parent-style-name="Text_20_body" style:list-style-name="L22">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1" style:family="paragraph" style:parent-style-name="Text_20_body" style:list-style-name="L23">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2" style:family="paragraph" style:parent-style-name="Text_20_body" style:list-style-name="L24">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3" style:family="paragraph" style:parent-style-name="Text_20_body" style:list-style-name="L25">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54" style:family="paragraph" style:parent-style-name="Text_20_body" style:list-style-name="L6">
      <style:paragraph-properties fo:margin-left="0in" fo:margin-right="0in" fo:text-indent="0in" style:auto-text-indent="false"/>
      <style:text-properties fo:font-size="12pt" style:font-size-asian="12pt" style:font-size-complex="12pt"/>
    </style:style>
    <style:style style:name="P55" style:family="paragraph" style:parent-style-name="Text_20_body" style:list-style-name="L8">
      <style:paragraph-properties fo:margin-left="0in" fo:margin-right="0in" fo:text-indent="0in" style:auto-text-indent="false"/>
      <style:text-properties fo:font-size="12pt" style:font-size-asian="12pt" style:font-size-complex="12pt"/>
    </style:style>
    <style:style style:name="P56" style:family="paragraph" style:parent-style-name="Text_20_body" style:list-style-name="L6">
      <style:paragraph-properties fo:margin-left="0in" fo:margin-right="0in" fo:text-indent="0in" style:auto-text-indent="false"/>
    </style:style>
    <style:style style:name="P57" style:family="paragraph" style:parent-style-name="Text_20_body" style:list-style-name="L7">
      <style:paragraph-properties fo:margin-left="0in" fo:margin-right="0in" fo:text-indent="0in" style:auto-text-indent="false"/>
    </style:style>
    <style:style style:name="P58" style:family="paragraph" style:parent-style-name="Text_20_body" style:list-style-name="L8">
      <style:paragraph-properties fo:margin-left="0in" fo:margin-right="0in" fo:text-indent="0in" style:auto-text-indent="false"/>
    </style:style>
    <style:style style:name="P59" style:family="paragraph" style:parent-style-name="Text_20_body" style:list-style-name="L9">
      <style:paragraph-properties fo:margin-left="0in" fo:margin-right="0in" fo:text-indent="0in" style:auto-text-indent="false"/>
    </style:style>
    <style:style style:name="P60" style:family="paragraph" style:parent-style-name="Text_20_body" style:list-style-name="L10">
      <style:paragraph-properties fo:margin-left="0in" fo:margin-right="0in" fo:text-indent="0in" style:auto-text-indent="false"/>
    </style:style>
    <style:style style:name="P61" style:family="paragraph" style:parent-style-name="Text_20_body" style:list-style-name="L21">
      <style:paragraph-properties fo:margin-left="0in" fo:margin-right="0in" fo:text-indent="0in" style:auto-text-indent="false"/>
    </style:style>
    <style:style style:name="P62" style:family="paragraph" style:parent-style-name="Text_20_body" style:list-style-name="L22">
      <style:paragraph-properties fo:margin-left="0in" fo:margin-right="0in" fo:text-indent="0in" style:auto-text-indent="false"/>
    </style:style>
    <style:style style:name="P63" style:family="paragraph" style:parent-style-name="Text_20_body" style:list-style-name="L23">
      <style:paragraph-properties fo:margin-left="0in" fo:margin-right="0in" fo:text-indent="0in" style:auto-text-indent="false"/>
    </style:style>
    <style:style style:name="P64" style:family="paragraph" style:parent-style-name="Text_20_body" style:list-style-name="L24">
      <style:paragraph-properties fo:margin-left="0in" fo:margin-right="0in" fo:text-indent="0in" style:auto-text-indent="false"/>
    </style:style>
    <style:style style:name="P65" style:family="paragraph" style:parent-style-name="Text_20_body">
      <style:paragraph-properties fo:margin-left="0in" fo:margin-right="0in" fo:text-indent="0in" style:auto-text-indent="false"/>
      <style:text-properties fo:font-size="8pt" fo:font-weight="normal" style:font-size-asian="8pt" style:font-weight-asian="normal" style:font-size-complex="8pt" style:font-weight-complex="normal"/>
    </style:style>
    <style:style style:name="P66" style:family="paragraph" style:parent-style-name="Text_20_body" style:list-style-name="L25">
      <style:paragraph-properties fo:margin-left="0in" fo:margin-right="0in" fo:text-indent="0in" style:auto-text-indent="false"/>
    </style:style>
    <style:style style:name="P67" style:family="paragraph" style:parent-style-name="Heading_20_1" style:list-style-name="Numbering_20_1">
      <style:paragraph-properties fo:margin-left="0in" fo:margin-right="0in" fo:text-indent="0in" style:auto-text-indent="false" fo:break-before="page" fo:keep-with-next="always"/>
      <style:text-properties style:font-name="Helvetica" style:font-name-asian="AR PL ShanHeiSun Uni" style:font-name-complex="Lucidasans"/>
    </style:style>
    <style:style style:name="P68" style:family="paragraph" style:parent-style-name="Heading_20_1" style:list-style-name="Numbering_20_1">
      <style:paragraph-properties fo:margin-left="0in" fo:margin-right="0in" fo:text-indent="0in" style:auto-text-indent="false" fo:break-before="page"/>
    </style:style>
    <style:style style:name="P69" style:family="paragraph" style:parent-style-name="Heading_20_1" style:list-style-name="">
      <style:paragraph-properties fo:margin-left="0in" fo:margin-right="0in" fo:text-indent="0in" style:auto-text-indent="false"/>
    </style:style>
    <style:style style:name="P70" style:family="paragraph" style:parent-style-name="Heading_20_1" style:list-style-name="" style:master-page-name="">
      <style:paragraph-properties fo:margin-left="0in" fo:margin-right="0in" fo:text-indent="0in" style:auto-text-indent="false" style:page-number="auto" fo:break-before="auto" fo:break-after="auto"/>
    </style:style>
    <style:style style:name="P71" style:family="paragraph" style:parent-style-name="Heading_20_2" style:list-style-name="Numbering_20_1"/>
    <style:style style:name="P72" style:family="paragraph" style:parent-style-name="Heading_20_2" style:list-style-name="Numbering_20_1">
      <style:text-properties style:font-name="Helvetica" style:font-name-asian="AR PL ShanHeiSun Uni" style:font-name-complex="Lucidasans"/>
    </style:style>
    <style:style style:name="P73" style:family="paragraph" style:parent-style-name="Heading_20_2" style:list-style-name="Numbering_20_1">
      <style:paragraph-properties fo:keep-with-next="always"/>
      <style:text-properties style:font-name="Helvetica" style:font-name-asian="AR PL ShanHeiSun Uni" style:font-name-complex="Lucidasans"/>
    </style:style>
    <style:style style:name="P74" style:family="paragraph" style:parent-style-name="Heading_20_2" style:list-style-name="Numbering_20_1">
      <style:paragraph-properties fo:keep-with-next="always"/>
      <style:text-properties style:font-name="Helvetica" fo:font-weight="bold" style:font-name-asian="AR PL ShanHeiSun Uni" style:font-weight-asian="bold" style:font-name-complex="Lucidasans" style:font-weight-complex="bold"/>
    </style:style>
    <style:style style:name="P75" style:family="paragraph" style:parent-style-name="Heading_20_3" style:list-style-name="Numbering_20_1"/>
    <style:style style:name="P76" style:family="paragraph" style:parent-style-name="Heading_20_3" style:list-style-name="Numbering_20_1">
      <style:text-properties style:font-name-asian="AR PL ShanHeiSun Uni" style:font-name-complex="Lucidasans"/>
    </style:style>
    <style:style style:name="P77" style:family="paragraph" style:parent-style-name="Heading_20_3" style:list-style-name="Numbering_20_1">
      <style:paragraph-properties fo:keep-with-next="always"/>
      <style:text-properties style:font-name-asian="AR PL ShanHeiSun Uni" style:font-name-complex="Lucidasans"/>
    </style:style>
    <style:style style:name="P78" style:family="paragraph" style:parent-style-name="Heading_20_3" style:list-style-name="Numbering_20_1">
      <style:paragraph-properties fo:keep-with-next="always"/>
    </style:style>
    <style:style style:name="P79" style:family="paragraph" style:parent-style-name="Heading_20_3" style:list-style-name="Numbering_20_1">
      <style:paragraph-properties fo:keep-with-next="always"/>
      <style:text-properties fo:font-weight="bold" style:font-name-asian="AR PL ShanHeiSun Uni" style:font-weight-asian="bold" style:font-name-complex="Lucidasans" style:font-weight-complex="bold"/>
    </style:style>
    <style:style style:name="T1" style:family="text">
      <style:text-properties fo:font-size="9pt" fo:font-weight="bold" style:font-size-asian="9pt" style:font-weight-asian="bold" style:font-size-complex="9pt" style:font-weight-complex="bold"/>
    </style:style>
    <style:style style:name="T2" style:family="text">
      <style:text-properties fo:font-weight="bold" style:font-weight-asian="bold" style:font-weight-complex="bold"/>
    </style:style>
    <style:style style:name="T3" style:family="text">
      <style:text-properties fo:font-weight="bold" style:font-name-asian="AR PL ShanHeiSun Uni" style:font-weight-asian="bold" style:font-name-complex="Lucidasans"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AR PL ShanHeiSun Uni" style:font-weight-asian="normal" style:font-name-complex="Lucidasans" style:font-weight-complex="normal"/>
    </style:style>
    <style:style style:name="T6" style:family="text">
      <style:text-properties fo:font-size="14pt" style:font-size-asian="14pt" style:font-size-complex="14pt"/>
    </style:style>
    <style:style style:name="T7" style:family="text">
      <style:text-properties style:font-name-asian="AR PL ShanHeiSun Uni" style:font-name-complex="Lucidasans"/>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font-size-asian="12pt" style:font-size-complex="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del/Simulator to NeuroML/PyNN Transformation Toolset</text:p>
      <text:p text:style-name="Subtitle"/>
      <text:p text:style-name="P10">A project to create a toolset to transform models and simulators in ModelDB, OpenSourceBrain and other repositories, to NeuroML and/or PyNN standards</text:p>
      <text:p text:style-name="P3"/>
      <text:p text:style-name="P3">An <text:a xlink:type="simple" xlink:href="http://opensourcebrain.org/">Open Source Brain</text:a> Project</text:p>
      <text:p text:style-name="P8"/>
      <text:p text:style-name="P10"><text:span text:style-name="T2">OSB/Github title: </text:span>InteroperabilityShowcase (other suggestions welcome)</text:p>
      <text:p text:style-name="P10"/>
      <text:p text:style-name="P3"><text:span text:style-name="T6">Suresh Jois (Email: </text:span><text:a xlink:type="simple" xlink:href="mailto:dasneuro@gmail.com"><text:span text:style-name="T6">dasneuro@gmail.com</text:span></text:a><text:span text:style-name="T6">, <text:s/></text:span><text:a xlink:type="simple" xlink:href="http://www.opensourcebrain.org/users/361"><text:span text:style-name="T6">OSB Profile</text:span></text:a><text:span text:style-name="T6">, </text:span><text:a xlink:type="simple" xlink:href="http://www.ojasi.org/"><text:span text:style-name="T6">Web site</text:span></text:a><text:span text:style-name="T6">)</text:span></text:p>
      <text:p text:style-name="P5"/>
      <text:p text:style-name="P5"/>
      <text:p text:style-name="P5">Requirements Document</text:p>
      <text:p text:style-name="P5"/>
      <text:p text:style-name="P5">Version 1.0</text:p>
      <text:p text:style-name="P3"/>
      <text:p text:style-name="P3"/>
      <text:p text:style-name="P4">Revision History</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Version</text:p>
          </table:table-cell>
          <table:table-cell table:style-name="Table9.A1" office:value-type="string">
            <text:p text:style-name="P6">Date</text:p>
          </table:table-cell>
          <table:table-cell table:style-name="Table9.A1" office:value-type="string">
            <text:p text:style-name="P6">Author(s)</text:p>
          </table:table-cell>
          <table:table-cell table:style-name="Table9.D1" office:value-type="string">
            <text:p text:style-name="P6">Description</text:p>
          </table:table-cell>
        </table:table-row>
        <table:table-row>
          <table:table-cell table:style-name="Table9.A2" office:value-type="string">
            <text:p text:style-name="P7">1.0</text:p>
          </table:table-cell>
          <table:table-cell table:style-name="Table9.A2" office:value-type="string">
            <text:p text:style-name="P7">2014-05-03</text:p>
          </table:table-cell>
          <table:table-cell table:style-name="Table9.A2" office:value-type="string">
            <text:p text:style-name="P7">Suresh Jois</text:p>
          </table:table-cell>
          <table:table-cell table:style-name="Table9.D2" office:value-type="string">
            <text:p text:style-name="P7">Initial version</text:p>
          </table:table-cell>
        </table:table-row>
        <table:table-row>
          <table:table-cell table:style-name="Table9.A2" office:value-type="string">
            <text:p text:style-name="P7"/>
          </table:table-cell>
          <table:table-cell table:style-name="Table9.A2" office:value-type="string">
            <text:p text:style-name="P7"/>
          </table:table-cell>
          <table:table-cell table:style-name="Table9.A2" office:value-type="string">
            <text:p text:style-name="P7"/>
          </table:table-cell>
          <table:table-cell table:style-name="Table9.D2" office:value-type="string">
            <text:p text:style-name="P7"/>
          </table:table-cell>
        </table:table-row>
        <table:table-row>
          <table:table-cell table:style-name="Table9.A4" office:value-type="string">
            <text:p text:style-name="P7"/>
          </table:table-cell>
          <table:table-cell table:style-name="Table9.A4" office:value-type="string">
            <text:p text:style-name="P7"/>
          </table:table-cell>
          <table:table-cell table:style-name="Table9.A4" office:value-type="string">
            <text:p text:style-name="P7"/>
          </table:table-cell>
          <table:table-cell table:style-name="Table9.D4" office:value-type="string">
            <text:p text:style-name="P7"/>
          </table:table-cell>
        </table:table-row>
      </table:table>
      <text:p text:style-name="P9"/>
      <text:p text:style-name="P13"/>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0"><text:a xlink:type="simple" xlink:href="#__RefHeading__2232_1314183810" text:style-name="Index_20_Link" text:visited-style-name="Index_20_Link"><text:s/>1 Project Background, Objective and Deliverables<text:tab/>2</text:a></text:p>
          <text:p text:style-name="P20"><text:a xlink:type="simple" xlink:href="#__RefHeading__1504_2146370642" text:style-name="Index_20_Link" text:visited-style-name="Index_20_Link"><text:s/>2 Terminology and Definitions<text:tab/>3</text:a></text:p>
          <text:p text:style-name="P20"><text:a xlink:type="simple" xlink:href="#__RefHeading__1548_2146370642" text:style-name="Index_20_Link" text:visited-style-name="Index_20_Link"><text:s/>3 Functional Features List<text:tab/>5</text:a></text:p>
          <text:p text:style-name="P20"><text:a xlink:type="simple" xlink:href="#__RefHeading__1697_213945393" text:style-name="Index_20_Link" text:visited-style-name="Index_20_Link"><text:s/>4 User Interface Features List<text:tab/>8</text:a></text:p>
        </text:index-body>
      </text:table-of-content>
      <text:p text:style-name="P13"/>
      <text:p text:style-name="P13"/>
      <text:p text:style-name="P13"/>
      <text:p text:style-name="P13"/>
      <text:p text:style-name="P13"/>
      <text:list xml:id="list694421681" text:style-name="Numbering_20_1">
        <text:list-item>
          <text:h text:style-name="P67" text:outline-level="1"><text:bookmark-start text:name="__RefHeading__2232_1314183810"/>Project Background, Objective and Deliverables<text:bookmark-end text:name="__RefHeading__2232_1314183810"/></text:h>
          <text:list>
            <text:list-item>
              <text:h text:style-name="P72" text:outline-level="2"><text:bookmark-start text:name="__RefHeading__2234_1314183810"/>Project Background <text:bookmark-end text:name="__RefHeading__2234_1314183810"/></text:h>
            </text:list-item>
          </text:list>
        </text:list-item>
      </text:list>
      <text:list xml:id="list694421781" text:style-name="L1">
        <text:list-item>
          <text:p text:style-name="P22">NeuroML and PyNN are the emerging standards to specify, respectively, computational models of neuronal entities and simulation programs to run them in.</text:p>
        </text:list-item>
        <text:list-item>
          <text:p text:style-name="P22">Neuronal models and simulator code are currently made available to interested parties through public repositories like ModelDB, OpenSource Brain, or other online resources.</text:p>
        </text:list-item>
        <text:list-item>
          <text:p text:style-name="P22">Research papers that describe models, simulators and repositories are published in various journals and are indexed in PubMed.</text:p>
        </text:list-item>
        <text:list-item>
          <text:p text:style-name="P22">Some of the existing models and simulators' code available through repositories may conform to NeuroML or PyNN standards, but others may may do so only partially, or may not at all.</text:p>
        </text:list-item>
      </text:list>
      <text:p text:style-name="Text_20_body"/>
      <text:list xml:id="list1901789951" text:continue-list="list694421681" text:style-name="Numbering_20_1">
        <text:list-item>
          <text:list>
            <text:list-item>
              <text:h text:style-name="P72" text:outline-level="2"><text:bookmark-start text:name="__RefHeading__2236_1314183810"/>Objective and Deliverables<text:bookmark-end text:name="__RefHeading__2236_1314183810"/></text:h>
            </text:list-item>
          </text:list>
        </text:list-item>
      </text:list>
      <text:p text:style-name="Text_20_body_20_indent"><text:span text:style-name="T4">The objective of this project is to deliver a Toolset </text:span>that facilitates any interested person to perform the following functions.</text:p>
      <text:list xml:id="list1711611434" text:continue-list="list694421781" text:style-name="L1">
        <text:list-item>
          <text:p text:style-name="P22">Access repositories and view models and simulator code therein.</text:p>
        </text:list-item>
        <text:list-item>
          <text:p text:style-name="P22">Access literature related to models and simulators.</text:p>
        </text:list-item>
        <text:list-item>
          <text:p text:style-name="P22">Compare models and simulators' code with each other by features and functions.</text:p>
        </text:list-item>
        <text:list-item>
          <text:p text:style-name="P22">Compare models and simulators' code with NeuroML and/or PyNN standards.</text:p>
        </text:list-item>
        <text:list-item>
          <text:p text:style-name="P22">Score models and simulators' for functional similarity and suitability/readiness for compliance and/or interoperability with the standards.</text:p>
        </text:list-item>
        <text:list-item>
          <text:p text:style-name="P22">Perform transformations using automatic or manual methods, on model or simulator source text, to make them conform to and/or interoperable with the standards.</text:p>
        </text:list-item>
      </text:list>
      <text:p text:style-name="Text_20_body_20_indent"/>
      <text:h text:style-name="P69" text:outline-level="1"/>
      <text:list xml:id="list1836684563" text:continue-list="list1901789951" text:style-name="Numbering_20_1">
        <text:list-item>
          <text:h text:style-name="P67" text:outline-level="1"><text:bookmark-start text:name="__RefHeading__1504_2146370642"/>Terminology and Definitions<text:bookmark-end text:name="__RefHeading__1504_2146370642"/></text:h>
        </text:list-item>
      </text:list>
      <text:p text:style-name="Text_20_body_20_indent"><text:span text:style-name="T2">Note:</text:span> Some definitions below may seem too elementary, but the intent is to make it easily comprehensible for future contributors to the project, who may not be trained in Neuroinformatics or Compu. Neurosc. </text:p>
      <text:list xml:id="list1559494980" text:continue-numbering="true" text:style-name="Numbering_20_1">
        <text:list-item>
          <text:list>
            <text:list-item>
              <text:h text:style-name="P71" text:outline-level="2"><text:bookmark-start text:name="__RefHeading__1506_2146370642"/>Tool-set<text:bookmark-end text:name="__RefHeading__1506_2146370642"/></text:h>
            </text:list-item>
          </text:list>
        </text:list-item>
      </text:list>
      <text:list xml:id="list796490913" text:continue-list="list1711611434" text:style-name="L1">
        <text:list-item>
          <text:p text:style-name="P22">Scripts, user interfaces, documents and other artifacts that are the deliverables of this project. </text:p>
        </text:list-item>
      </text:list>
      <text:list xml:id="list696801861" text:continue-list="list1559494980" text:style-name="Numbering_20_1">
        <text:list-item>
          <text:list>
            <text:list-item>
              <text:h text:style-name="P73" text:outline-level="2"><text:bookmark-start text:name="__RefHeading__1508_2146370642"/>Supported Repository<text:bookmark-end text:name="__RefHeading__1508_2146370642"/></text:h>
            </text:list-item>
          </text:list>
        </text:list-item>
      </text:list>
      <text:list xml:id="list395853267" text:continue-list="list796490913" text:style-name="L1">
        <text:list-item>
          <text:p text:style-name="P22">Any Computational Neuroscience or <text:s/>Neuroinformatics repository supported by the Tool-set.</text:p>
        </text:list-item>
        <text:list-item>
          <text:p text:style-name="P22"><text:span text:style-name="T2">Currently, ModelDB and OSB</text:span>. Support for others may be added later.</text:p>
        </text:list-item>
      </text:list>
      <text:list xml:id="list745977949" text:continue-list="list696801861" text:style-name="Numbering_20_1">
        <text:list-item>
          <text:list>
            <text:list-item>
              <text:list>
                <text:list-item>
                  <text:h text:style-name="P77" text:outline-level="3"><text:bookmark-start text:name="__RefHeading__1510_2146370642"/><text:span text:style-name="T2">Repo ID: </text:span><text:span text:style-name="T4">An unique identifier (eg. URL, DOI) to programmatically access a Supported Repository.</text:span><text:bookmark-end text:name="__RefHeading__1510_2146370642"/></text:h>
                </text:list-item>
                <text:list-item>
                  <text:h text:style-name="P77" text:outline-level="3"><text:bookmark-start text:name="__RefHeading__1512_2146370642"/><text:span text:style-name="T2">Repo Schema:</text:span><text:span text:style-name="T4"> The schema (field names, types) of a Supported Repository.</text:span><text:bookmark-end text:name="__RefHeading__1512_2146370642"/></text:h>
                </text:list-item>
              </text:list>
            </text:list-item>
            <text:list-item>
              <text:h text:style-name="P74" text:outline-level="2"><text:bookmark-start text:name="__RefHeading__1514_2146370642"/>Repo-Entity<text:bookmark-end text:name="__RefHeading__1514_2146370642"/></text:h>
            </text:list-item>
          </text:list>
        </text:list-item>
      </text:list>
      <text:list xml:id="list1401095605" text:continue-list="list395853267" text:style-name="L1">
        <text:list-item>
          <text:p text:style-name="P23">This term is used when referring generically/interchangeably to a Model or Simulator.</text:p>
        </text:list-item>
      </text:list>
      <text:list xml:id="list1984506139" text:continue-list="list745977949" text:style-name="Numbering_20_1">
        <text:list-item>
          <text:list>
            <text:list-item>
              <text:list>
                <text:list-item>
                  <text:h text:style-name="P77" text:outline-level="3"><text:bookmark-start text:name="__RefHeading__1516_2146370642"/>Repo-Entity ID: <text:span text:style-name="T4">An unique identifier for a Repo-Entity within a Supported Repository.</text:span><text:bookmark-end text:name="__RefHeading__1516_2146370642"/></text:h>
                </text:list-item>
                <text:list-item>
                  <text:h text:style-name="P77" text:outline-level="3"><text:bookmark-start text:name="__RefHeading__1518_2146370642"/>Model<text:bookmark-end text:name="__RefHeading__1518_2146370642"/></text:h>
                </text:list-item>
              </text:list>
            </text:list-item>
          </text:list>
        </text:list-item>
      </text:list>
      <text:list xml:id="list1310284176" text:continue-list="list1401095605" text:style-name="L1">
        <text:list-item>
          <text:list>
            <text:list-item>
              <text:p text:style-name="P25">Any neuronal simulation model currently <text:span text:style-name="T4">residing in a Supported Repository.</text:span></text:p>
            </text:list-item>
            <text:list-item>
              <text:p text:style-name="P25">Models may or may not be published in a journal or elsewhere.</text:p>
            </text:list-item>
            <text:list-item>
              <text:p text:style-name="P25">Generally Models are written for widely used Simulators such as Neuron, Genesis etc.</text:p>
            </text:list-item>
            <text:list-item>
              <text:p text:style-name="P25">But some Models may be written for a custom Simulator.</text:p>
            </text:list-item>
          </text:list>
        </text:list-item>
      </text:list>
      <text:list xml:id="list764422701" text:continue-list="list1984506139" text:style-name="Numbering_20_1">
        <text:list-item>
          <text:list>
            <text:list-item>
              <text:list>
                <text:list-item>
                  <text:h text:style-name="P77" text:outline-level="3"><text:bookmark-start text:name="__RefHeading__1522_2146370642"/>Simulator<text:bookmark-end text:name="__RefHeading__1522_2146370642"/></text:h>
                </text:list-item>
              </text:list>
            </text:list-item>
          </text:list>
        </text:list-item>
      </text:list>
      <text:list xml:id="list1011718348" text:continue-list="list1310284176" text:style-name="L1">
        <text:list-item>
          <text:list>
            <text:list-item>
              <text:p text:style-name="P25">Software that ingests a Model and runs a simulation of it.</text:p>
            </text:list-item>
            <text:list-item>
              <text:p text:style-name="P25">Simulators may be written in any programming language. Eg. Java, Python, Matlab etc.</text:p>
            </text:list-item>
            <text:list-item>
              <text:p text:style-name="P25">Link to Simulator code must reside in a Supported Repository as part of a Model Entry.</text:p>
            </text:list-item>
            <text:list-item>
              <text:p text:style-name="P25">Simulator code or its algorithm may or may not be published in a journal or elsewhere.</text:p>
            </text:list-item>
            <text:list-item>
              <text:p text:style-name="P25">They may be custom-written for a single class of neuronal entity, or may be general, e.g., Neuron.</text:p>
            </text:list-item>
          </text:list>
        </text:list-item>
      </text:list>
      <text:list xml:id="list237055269" text:continue-list="list764422701" text:style-name="Numbering_20_1">
        <text:list-item>
          <text:list>
            <text:list-item>
              <text:h text:style-name="P71" text:outline-level="2"><text:bookmark-start text:name="__RefHeading__1691_213945393"/>Actors and their Roles<text:bookmark-end text:name="__RefHeading__1691_213945393"/></text:h>
              <text:list>
                <text:list-item>
                  <text:h text:style-name="P77" text:outline-level="3"><text:bookmark-start text:name="__RefHeading__1528_2146370642"/>Author: <text:span text:style-name="T4">Person(s) who originally developed the Model or Simulator.</text:span><text:bookmark-end text:name="__RefHeading__1528_2146370642"/></text:h>
                </text:list-item>
                <text:list-item>
                  <text:h text:style-name="P77" text:outline-level="3"><text:bookmark-start text:name="__RefHeading__1530_2146370642"/>Repository Administrator: <text:span text:style-name="T4">Person(s) who administer Supported Repositories.</text:span><text:bookmark-end text:name="__RefHeading__1530_2146370642"/></text:h>
                </text:list-item>
                <text:list-item>
                  <text:h text:style-name="P77" text:outline-level="3"><text:span text:style-name="T2">Converter:</text:span><text:span text:style-name="T4"> Person(s) who perform(s) a Transformation (as defined below), using the Tool-set.</text:span></text:h>
                </text:list-item>
                <text:list-item>
                  <text:h text:style-name="P77" text:outline-level="3"><text:span text:style-name="T2">Actor ID:</text:span><text:span text:style-name="T4"> Unique identifier that points to an Actor's profile and contact info.</text:span></text:h>
                </text:list-item>
              </text:list>
            </text:list-item>
            <text:list-item>
              <text:h text:style-name="P72" text:outline-level="2"><text:bookmark-start text:name="__RefHeading__1693_213945393"/>Repo-Entity Compliance<text:bookmark-end text:name="__RefHeading__1693_213945393"/></text:h>
              <text:list>
                <text:list-item>
                  <text:h text:style-name="P75" text:outline-level="3"><text:bookmark-start text:name="__RefHeading__1544_21463706421"/><text:span text:style-name="T7">Compliant Model: C</text:span><text:span text:style-name="T5">urrently fully or partially expressed in NeuroML Else, </text:span><text:span text:style-name="T3">Non-Compliant.</text:span><text:bookmark-end text:name="__RefHeading__1544_21463706421"/></text:h>
                </text:list-item>
                <text:list-item>
                  <text:h text:style-name="P75" text:outline-level="3"><text:span text:style-name="T3">Compliant Simulator: C</text:span><text:span text:style-name="T5">urrently fully or partially uses PyNN API. Else, </text:span><text:span text:style-name="T3">Non-Compliant.</text:span></text:h>
                </text:list-item>
                <text:list-item>
                  <text:h text:style-name="P75" text:outline-level="3">Compliance Criteria: <text:span text:style-name="T4">Defined by Actors, to estimate degree of Compliance of Repo-Entities. </text:span></text:h>
                </text:list-item>
                <text:list-item>
                  <text:h text:style-name="P78" text:outline-level="3"><text:bookmark-start text:name="__RefHeading__1546_21463706421"/><text:span text:style-name="T3">Compliance Score: </text:span><text:span text:style-name="T5">A numerical score computed by Actor(s) as a function of Compliance Criteria.</text:span><text:bookmark-end text:name="__RefHeading__1546_21463706421"/></text:h>
                </text:list-item>
              </text:list>
            </text:list-item>
          </text:list>
        </text:list-item>
      </text:list>
      <text:list xml:id="list117576182" text:continue-list="list1011718348" text:style-name="L1">
        <text:list-item>
          <text:list>
            <text:list-item>
              <text:p text:style-name="P26">For a given Repo-Entity, Actors could just adhoc/non-analytically posit a Compliance Score, based on intuition or domain.</text:p>
            </text:list-item>
          </text:list>
        </text:list-item>
      </text:list>
      <text:list xml:id="list1893840383" text:continue-list="list237055269" text:style-name="Numbering_20_1">
        <text:list-item>
          <text:list>
            <text:list-item>
              <text:h text:style-name="P72" text:outline-level="2"><text:bookmark-start text:name="__RefHeading__1695_213945393"/>Repo-Entity Similarity<text:bookmark-end text:name="__RefHeading__1695_213945393"/></text:h>
              <text:list>
                <text:list-item>
                  <text:h text:style-name="P75" text:outline-level="3"><text:bookmark-start text:name="__RefHeading__1544_2146370642"/>Similarity Criteria: <text:bookmark-end text:name="__RefHeading__1544_2146370642"/></text:h>
                </text:list-item>
              </text:list>
            </text:list-item>
          </text:list>
        </text:list-item>
      </text:list>
      <text:list xml:id="list1513001458" text:continue-list="list117576182" text:style-name="L1">
        <text:list-item>
          <text:list>
            <text:list-item>
              <text:p text:style-name="P26">Defined by any Actor, to estimate degree of similarity between sets of Repo-Entities. </text:p>
            </text:list-item>
            <text:list-item>
              <text:p text:style-name="P26">Could be Computational (algorithms, data formats etc), Biological (neuronal entity modeled), to Extrinsic (e.g., PubMed similarity ranking of papers describing the Repo-Entities). </text:p>
            </text:list-item>
          </text:list>
        </text:list-item>
      </text:list>
      <text:list xml:id="list104764758" text:continue-list="list1893840383" text:style-name="Numbering_20_1">
        <text:list-item>
          <text:list>
            <text:list-item>
              <text:list>
                <text:list-item>
                  <text:h text:style-name="P78" text:outline-level="3"><text:bookmark-start text:name="__RefHeading__1546_2146370642"/><text:span text:style-name="T3">Similarity Score: </text:span><text:span text:style-name="T5">A numerical score computed by Actor(s) as a function of Similarity Criteria.</text:span><text:bookmark-end text:name="__RefHeading__1546_2146370642"/></text:h>
                </text:list-item>
              </text:list>
            </text:list-item>
          </text:list>
        </text:list-item>
      </text:list>
      <text:list xml:id="list1935492857" text:continue-list="list1513001458" text:style-name="L1">
        <text:list-item>
          <text:list>
            <text:list-item>
              <text:p text:style-name="P26">For a given Repo-Entity, Actors could just adhoc/non-analytically posit a Similarity score based on domain expertise. </text:p>
            </text:list-item>
          </text:list>
        </text:list-item>
      </text:list>
      <text:list xml:id="list2114127084" text:continue-list="list104764758" text:style-name="Numbering_20_1">
        <text:list-item>
          <text:list>
            <text:list-item>
              <text:h text:style-name="P72" text:outline-level="2"><text:bookmark-start text:name="__RefHeading__1534_2146370642"/><text:soft-page-break/>Repo-Entity Transformation<text:bookmark-end text:name="__RefHeading__1534_2146370642"/></text:h>
              <text:list>
                <text:list-item>
                  <text:h text:style-name="P75" text:outline-level="3"><text:bookmark-start text:name="__RefHeading__1536_2146370642"/><text:span text:style-name="T3">Transformation: </text:span><text:span text:style-name="T5">The process of any of the Actors using the Tool-set to turn a Repo-Entity from non-Compliant status to Complaint status. Could be manual, algorithmic/automated or both.</text:span><text:bookmark-end text:name="__RefHeading__1536_2146370642"/></text:h>
                </text:list-item>
                <text:list-item>
                  <text:h text:style-name="P77" text:outline-level="3"><text:bookmark-start text:name="__RefHeading__1538_2146370642"/>Transformation Algorithms: <text:span text:style-name="T4">One or more algorithms Actor's can propose to affect automatic Transformation of an entire, or part of a Repo-Entity.</text:span><text:bookmark-end text:name="__RefHeading__1538_2146370642"/></text:h>
                </text:list-item>
                <text:list-item>
                  <text:h text:style-name="P76" text:outline-level="3">Model Transformation/Tool: <text:span text:style-name="T4">This term will be used when referring to those functions/features of the Tool-set that work exclusively on Models and their Transformation.</text:span></text:h>
                </text:list-item>
                <text:list-item>
                  <text:h text:style-name="P77" text:outline-level="3"><text:bookmark-start text:name="__RefHeading__1540_2146370642"/><text:span text:style-name="T2">Simulator Transformation/Tool:</text:span><text:span text:style-name="T4"> This term will be used when referring to those functions/features of the Tool-set that work exclusively on Simulators and their Transformation.</text:span><text:bookmark-end text:name="__RefHeading__1540_2146370642"/></text:h>
                </text:list-item>
                <text:list-item>
                  <text:h text:style-name="P79" text:outline-level="3">Repo Entity Transformation Priority</text:h>
                </text:list-item>
              </text:list>
            </text:list-item>
          </text:list>
        </text:list-item>
      </text:list>
      <text:list xml:id="list975384726" text:continue-list="list1935492857" text:style-name="L1">
        <text:list-item>
          <text:list>
            <text:list-item>
              <text:p text:style-name="P26">A numerical value that Actors can set in a Repository, to flag one or more Repo-Entities as being suitable for transformation. </text:p>
            </text:list-item>
            <text:list-item>
              <text:p text:style-name="P26">Represents degree of priority with which the Repo-Entity should be taken up for Transformation. 0 = Lowest Priority. Some TBD upper bound (say 1 or 10) = Highest priority. </text:p>
            </text:list-item>
            <text:list-item>
              <text:p text:style-name="P40">TBD: What should be the criteria and algorithm by which a Repo-Entity is to be prioritized? </text:p>
            </text:list-item>
            <text:list-item>
              <text:p text:style-name="P26"><text:span text:style-name="T2">Suggestions:</text:span> As a function of popularity/download count, Degree of Compliance, Similarity to other Highly Compliant Repo-Entities that model/simulate the same-class of neuronal entities etc.</text:p>
            </text:list-item>
            <text:list-item>
              <text:p text:style-name="P26">Could be set just on ad-hoc, non-analytical basis based on Actors' domain expertise. </text:p>
            </text:list-item>
          </text:list>
        </text:list-item>
      </text:list>
      <text:list xml:id="list1368146640" text:continue-list="list2114127084" text:style-name="Numbering_20_1">
        <text:list-item>
          <text:list>
            <text:list-item>
              <text:list>
                <text:list-item>
                  <text:h text:style-name="P79" text:outline-level="3">Repo Entities' Standards Extension Potential</text:h>
                </text:list-item>
              </text:list>
            </text:list-item>
          </text:list>
        </text:list-item>
      </text:list>
      <text:list xml:id="list1932815329" text:continue-list="list975384726" text:style-name="L1">
        <text:list-item>
          <text:list>
            <text:list-item>
              <text:p text:style-name="P39">A numerical value that Actors can set in a Repository, to flag one or more Repo-Entities as being currently unsuitable for transformation (Priority=0), but <text:span text:style-name="T2">as possessing features that should be considered for inclusion and extension of XML/PyNN standards themselves. </text:span></text:p>
            </text:list-item>
            <text:list-item>
              <text:p text:style-name="P26">Represents degree of suitability for above purpose 0 = Lowest Potential. Some TBD upper bound (say 1 or 10) = Highest Potential. </text:p>
            </text:list-item>
            <text:list-item>
              <text:p text:style-name="P40">TBD: Criteria and algorithm by which a Repo-Entity is to be rated as above? </text:p>
            </text:list-item>
            <text:list-item>
              <text:p text:style-name="P26"><text:span text:style-name="T2">Suggestions:</text:span> As a function of features deemed interesting for the community, popularity/download count, Degree of Compliance, Similarity to other Highly Compliant Repo-Entities that model/simulate the same-class of neuronal entities etc.</text:p>
            </text:list-item>
            <text:list-item>
              <text:p text:style-name="P39">Could be set just on ad-hoc, non-analytical basis based on Actors' domain expertise. </text:p>
            </text:list-item>
          </text:list>
        </text:list-item>
      </text:list>
      <text:list xml:id="list217580494" text:continue-list="list1368146640" text:style-name="Numbering_20_1">
        <text:list-item>
          <text:list>
            <text:list-item>
              <text:h text:style-name="P71" text:outline-level="2"><text:bookmark-start text:name="__RefHeading__2238_1314183810"/>Repo/Repo-Entity Search and Filter Terms<text:bookmark-end text:name="__RefHeading__2238_1314183810"/></text:h>
            </text:list-item>
          </text:list>
        </text:list-item>
      </text:list>
      <text:list xml:id="list910403538" text:continue-list="list1932815329" text:style-name="L1">
        <text:list-item>
          <text:p text:style-name="P22">Terms by which Actors can search and filter lists of Repo-Entities during Transformation via the UI.</text:p>
        </text:list-item>
        <text:list-item>
          <text:p text:style-name="P22">Terms could include all the Repositories' schema fields, as well as computed fields like Similarity, Compliance, Standards Extension Potential etc.</text:p>
        </text:list-item>
      </text:list>
      <text:list xml:id="list1959921287" text:continue-list="list217580494" text:style-name="Numbering_20_1">
        <text:list-item>
          <text:h text:style-name="P68" text:outline-level="1"><text:bookmark-start text:name="__RefHeading__1548_2146370642"/>Functional Features List<text:bookmark-end text:name="__RefHeading__1548_2146370642"/></text:h>
        </text:list-item>
      </text:list>
      <text:list xml:id="list2117622530" text:continue-list="list910403538" text:style-name="L1">
        <text:list-item>
          <text:p text:style-name="P25">The following is the list of features for the Tool-set. </text:p>
        </text:list-item>
        <text:list-item>
          <text:p text:style-name="P25">Each feature approximately corresponds to an atomic Use Case. </text:p>
        </text:list-item>
        <text:list-item>
          <text:p text:style-name="P25">Each could potentially map to an API call, if the Tool-set's API is decided to be exposed/published.</text:p>
        </text:list-item>
        <text:list-item>
          <text:p text:style-name="P25">Where not explicitly specified, all below features will return appropriate ERROR codes if they fail.</text:p>
        </text:list-item>
        <text:list-item>
          <text:p text:style-name="P25"><text:span text:style-name="T2">TBD:</text:span> Software stack to implement this in? Suggestions: Web-kit, Eclipse, Java/JS/Python app.</text:p>
        </text:list-item>
      </text:list>
      <text:p text:style-name="P17"><text:s text:c="3"/></text:p>
      <text:list xml:id="list1088452324" text:style-name="L2">
        <text:list-item>
          <text:p text:style-name="P24">get_repo_schema</text:p>
        </text:list-item>
      </text:list>
      <text:p text:style-name="P19">Input(s)</text:p>
      <text:list xml:id="list1560194143" text:continue-list="list2117622530" text:style-name="L1">
        <text:list-item>
          <text:p text:style-name="P25">Repo ID</text:p>
        </text:list-item>
      </text:list>
      <text:p text:style-name="P19">Output(s)</text:p>
      <text:list xml:id="list823680793" text:continue-numbering="true" text:style-name="L1">
        <text:list-item>
          <text:p text:style-name="P25">List of all fields and their types defined for Repo-Entities in the Repository's schema. </text:p>
        </text:list-item>
      </text:list>
      <text:p text:style-name="P12"><text:s/></text:p>
      <text:list xml:id="list1805733488" text:continue-list="list1088452324" text:style-name="L2">
        <text:list-item>
          <text:p text:style-name="P24">search_repo_entities</text:p>
        </text:list-item>
      </text:list>
      <text:p text:style-name="P19">Input(s)</text:p>
      <text:list xml:id="list1965888661" text:continue-list="list823680793" text:style-name="L1">
        <text:list-item>
          <text:p text:style-name="P25"><text:span text:style-name="T4">Repo ID, <text:s/></text:span>Search terms supported by that Repository</text:p>
        </text:list-item>
      </text:list>
      <text:p text:style-name="Text_20_body_20_indent"><text:span text:style-name="T2">Output(s)</text:span> </text:p>
      <text:list xml:id="list539745185" text:continue-numbering="true" text:style-name="L1">
        <text:list-item>
          <text:p text:style-name="P25">List of IDs of Repo-Entities matching given search terms, or ERROR if no matches found.</text:p>
        </text:list-item>
      </text:list>
      <text:p text:style-name="P16"><text:s/></text:p>
      <text:list xml:id="list1331619363" text:continue-list="list1805733488" text:style-name="L2">
        <text:list-item>
          <text:p text:style-name="P24">get_repo_entities_byID</text:p>
        </text:list-item>
      </text:list>
      <text:p text:style-name="P19">Input(s)</text:p>
      <text:list xml:id="list1616847666" text:continue-list="list539745185" text:style-name="L1">
        <text:list-item>
          <text:p text:style-name="P26">Repo ID, <text:s/>One or more Repo-Entity IDs, 0 or more field names</text:p>
        </text:list-item>
      </text:list>
      <text:p text:style-name="P19">Output(s)</text:p>
      <text:list xml:id="list2060998255" text:continue-numbering="true" text:style-name="L1">
        <text:list-item>
          <text:p text:style-name="P26">List of Repo-Entities with given IDs</text:p>
        </text:list-item>
        <text:list-item>
          <text:p text:style-name="P26">If 0 field names passed, returns ALL field values for the Repo-Entities. Else, values of specified fields.</text:p>
        </text:list-item>
      </text:list>
      <text:p text:style-name="P14"><text:span text:style-name="T4"><text:s/></text:span><text:span text:style-name="T8"><text:s/></text:span></text:p>
      <text:list xml:id="list2089868365" text:continue-list="list1331619363" text:style-name="L2">
        <text:list-item>
          <text:p text:style-name="P24">compute_repo_entity_compliance_score</text:p>
        </text:list-item>
      </text:list>
      <text:p text:style-name="P19">Input(s)</text:p>
      <text:list xml:id="list127923968" text:continue-list="list2060998255" text:style-name="L1">
        <text:list-item>
          <text:p text:style-name="P26">Repo Entity</text:p>
        </text:list-item>
      </text:list>
      <text:p text:style-name="P19">Output(s)</text:p>
      <text:list xml:id="list271125963" text:continue-numbering="true" text:style-name="L1">
        <text:list-item>
          <text:p text:style-name="P26">Compliance Score for given Repo Entity, or ERROR if score can't be computed.</text:p>
        </text:list-item>
      </text:list>
      <text:p text:style-name="P17"><text:s/></text:p>
      <text:list xml:id="list650120756" text:continue-list="list2089868365" text:style-name="L2">
        <text:list-item>
          <text:p text:style-name="P24">compute_repo_entity_transformation_priority</text:p>
        </text:list-item>
      </text:list>
      <text:p text:style-name="P19">Input(s)</text:p>
      <text:list xml:id="list1612379405" text:style-name="L3">
        <text:list-item>
          <text:p text:style-name="P27">Repo Entity</text:p>
        </text:list-item>
      </text:list>
      <text:p text:style-name="P19">Output(s)</text:p>
      <text:list xml:id="list1490777662" text:continue-numbering="true" text:style-name="L3">
        <text:list-item>
          <text:p text:style-name="P27">Transformation Priority for given Repo Entity, or ERROR if priority can't be computed.</text:p>
        </text:list-item>
      </text:list>
      <text:p text:style-name="P16"><text:s/></text:p>
      <text:list xml:id="list69906544" text:continue-list="list650120756" text:style-name="L2">
        <text:list-item>
          <text:p text:style-name="P24">compute_repo_entity_similarity_score</text:p>
        </text:list-item>
      </text:list>
      <text:p text:style-name="P19">Input(s)</text:p>
      <text:list xml:id="list1922163021" text:continue-list="list271125963" text:style-name="L1">
        <text:list-item>
          <text:p text:style-name="P25">Two Repo Entities </text:p>
        </text:list-item>
      </text:list>
      <text:p text:style-name="P19">Output(s)</text:p>
      <text:list xml:id="list69474805" text:continue-numbering="true" text:style-name="L1">
        <text:list-item>
          <text:p text:style-name="P25">Similarity Score for given pair of Repo Entities, or ERROR if similarity can't be computed.</text:p>
        </text:list-item>
        <text:list-item>
          <text:p text:style-name="P40">TBD: Best way to make this polymorphic since there can be multiple Similarity Score algorithms.</text:p>
        </text:list-item>
      </text:list>
      <text:p text:style-name="P16"><text:s/></text:p>
      <text:list xml:id="list1043382981" text:continue-list="list69906544" text:style-name="L2">
        <text:list-item>
          <text:p text:style-name="P24"><text:soft-page-break/>compute_repo_entity_standards_extn_potential</text:p>
        </text:list-item>
      </text:list>
      <text:p text:style-name="P19">Input(s)</text:p>
      <text:list xml:id="list1471231696" text:style-name="L4">
        <text:list-item>
          <text:p text:style-name="P45">Repo Entity </text:p>
        </text:list-item>
      </text:list>
      <text:p text:style-name="P19">Output(s)</text:p>
      <text:list xml:id="list2120976379" text:continue-numbering="true" text:style-name="L4">
        <text:list-item>
          <text:p text:style-name="P45">Standards Extension Potential Score for given Repo Entity, or ERROR if this can't be computed.</text:p>
        </text:list-item>
      </text:list>
      <text:list xml:id="list148808976" text:continue-list="list69474805" text:style-name="L1">
        <text:list-item>
          <text:p text:style-name="P40">TBD: The best way to make this polymorphic since there can be multiple algorithms for this.</text:p>
        </text:list-item>
      </text:list>
      <text:p text:style-name="P15"><text:s/></text:p>
      <text:list xml:id="list751497705" text:continue-list="list1043382981" text:style-name="L2">
        <text:list-item>
          <text:p text:style-name="P24">translate_code_fragment_to_NeuroML_expr</text:p>
        </text:list-item>
      </text:list>
      <text:p text:style-name="P19">Input(s)</text:p>
      <text:list xml:id="list1774250281" text:style-name="L5">
        <text:list-item>
          <text:p text:style-name="P46">A code fragment in any language as a string</text:p>
        </text:list-item>
      </text:list>
      <text:p text:style-name="P19">Output(s)</text:p>
      <text:list xml:id="list1448252178" text:continue-numbering="true" text:style-name="L5">
        <text:list-item>
          <text:p text:style-name="P46">A work-alike code fragment in syntax compliant with NeuroML expressions, or ERROR if fail. </text:p>
        </text:list-item>
        <text:list-item>
          <text:p text:style-name="P46"><text:span text:style-name="T2">Scope, Usage, Limitation: </text:span>Mainly to convert mathematical expressions in given Repo-Entity, into work-alike values for “expr” attributes in NeuroML or sub-formats thereof (e.g., ChannelML).</text:p>
        </text:list-item>
        <text:list-item>
          <text:p text:style-name="P46">To assist in Transformation of non-Compliant Repo-Entities into NeuroML, by refactoring existing code. </text:p>
        </text:list-item>
      </text:list>
      <text:p text:style-name="P16"><text:s/></text:p>
      <text:list xml:id="list215331723" text:continue-list="list751497705" text:style-name="L2">
        <text:list-item>
          <text:p text:style-name="P24">replace_code_fragment_by_PyNN_API_call</text:p>
        </text:list-item>
      </text:list>
      <text:p text:style-name="P19">Input(s)</text:p>
      <text:list xml:id="list1276552998" text:style-name="L6">
        <text:list-item>
          <text:p text:style-name="P47">A code fragment as string, Name of language its coded in, A specific PyNN API Call as a string</text:p>
        </text:list-item>
      </text:list>
      <text:p text:style-name="P19">Output(s)</text:p>
      <text:list xml:id="list501264903" text:continue-numbering="true" text:style-name="L6">
        <text:list-item>
          <text:p text:style-name="P54">Replaces a code fragment by given PyNN API call.</text:p>
        </text:list-item>
        <text:list-item>
          <text:p text:style-name="P56"><text:span text:style-name="T10">If input code fragment's language is non-Python, </text:span><text:span text:style-name="T9">auto-generate appropriate wrapper code for that language to make <text:s/>external Python call. </text:span></text:p>
        </text:list-item>
        <text:list-item>
          <text:p text:style-name="P41">Scope, Usage, Limitation: <text:span text:style-name="T4">Mainly used to convert simple code blocks (NOT entire programs, methods, functions etc.). Allows an Actor who's Transforming a non-Compliant Python or non-Python Repo-Entity, to replace some of its existing code with the given PyNN API Call.</text:span></text:p>
        </text:list-item>
      </text:list>
      <text:p text:style-name="P16"><text:s/></text:p>
      <text:list xml:id="list1376653603" text:continue-list="list215331723" text:style-name="L2">
        <text:list-item>
          <text:p text:style-name="P24">translate_code_fragment_to_python</text:p>
        </text:list-item>
      </text:list>
      <text:p text:style-name="P19">Input(s)</text:p>
      <text:list xml:id="list1997025875" text:style-name="L7">
        <text:list-item>
          <text:p text:style-name="P57">A code fragment in non-Python language as string, Name of language it is coded in.</text:p>
        </text:list-item>
      </text:list>
      <text:p text:style-name="P19">Output(s)</text:p>
      <text:list xml:id="list1152474438" text:continue-numbering="true" text:style-name="L7">
        <text:list-item>
          <text:p text:style-name="P57">A work-alike code fragment in Python, or ERROR if failure.</text:p>
        </text:list-item>
        <text:list-item>
          <text:p text:style-name="P57">This is needed to assist Transformation of Repo-Entities written in non-Python languages,</text:p>
        </text:list-item>
        <text:list-item>
          <text:p text:style-name="P42">Scope, Usage, Limitation: <text:span text:style-name="T4">Mainly used to convert simple code blocks (NOT entire programs, methods, functions etc.) in a non-Python Simulator. </text:span>TBD: <text:span text:style-name="T4">Are there existing tools that do this that can be reused?</text:span></text:p>
        </text:list-item>
      </text:list>
      <text:p text:style-name="P15"><text:s/></text:p>
      <text:list xml:id="list1831169533" text:continue-list="list1376653603" text:style-name="L2">
        <text:list-item>
          <text:p text:style-name="P24">wrap_code_fragment_as_PyNN_API_call</text:p>
        </text:list-item>
      </text:list>
      <text:p text:style-name="P19">Input(s)</text:p>
      <text:list xml:id="list1299277275" text:style-name="L8">
        <text:list-item>
          <text:p text:style-name="P58">A code fragment as string, Name of language its coded in, A specific PyNN API Call as a string</text:p>
        </text:list-item>
      </text:list>
      <text:p text:style-name="P19">Output(s)</text:p>
      <text:list xml:id="list1123743274" text:continue-numbering="true" text:style-name="L8">
        <text:list-item>
          <text:p text:style-name="P55">If input code is non-Python, first call<text:span text:style-name="T2"> translate_code_fragment_to_python f</text:span><text:span text:style-name="T4">or Python workalike.</text:span></text:p>
        </text:list-item>
        <text:list-item>
          <text:p text:style-name="P48">Output a syntactically correct and complete PyNN API Call code, that implements the given Pythonized code-fragment in its body, and can overload that API call in the original PyNN API.</text:p>
        </text:list-item>
        <text:list-item>
          <text:p text:style-name="P43">Scope, Usage, Limitation: <text:span text:style-name="T4">Mainly to convert simple code blocks (NOT entire programs, methods, functions etc.). Mainly for refactoring custom code to overload a PyNN API call during Transformation.</text:span></text:p>
        </text:list-item>
      </text:list>
      <text:list xml:id="list1331812921" text:continue-list="list1831169533" text:style-name="L2">
        <text:list-item>
          <text:p text:style-name="P24"><text:soft-page-break/>transform_repo_entity</text:p>
        </text:list-item>
      </text:list>
      <text:p text:style-name="P19">Input(s)</text:p>
      <text:list xml:id="list2026860625" text:style-name="L9">
        <text:list-item>
          <text:p text:style-name="P59">non-Compliant Repo-Entity </text:p>
        </text:list-item>
      </text:list>
      <text:p text:style-name="P11">Output(s)</text:p>
      <text:list xml:id="list555847412" text:continue-numbering="true" text:style-name="L9">
        <text:list-item>
          <text:p text:style-name="P59">Compliant Repo-Entity</text:p>
        </text:list-item>
        <text:list-item>
          <text:p text:style-name="P59">Any part(s) of Repo-Entity that could not be automatically transformed.</text:p>
        </text:list-item>
        <text:list-item>
          <text:p text:style-name="P59">ERROR if no part of Repo-Entity could be transformed.</text:p>
        </text:list-item>
        <text:list-item>
          <text:p text:style-name="P44">TBD: Best way to make this polymorphic. There can be multiple algorithms for same Repo-Entity.</text:p>
        </text:list-item>
      </text:list>
      <text:p text:style-name="P17"><text:s text:c="2"/></text:p>
      <text:list xml:id="list897938902" text:continue-list="list1331812921" text:style-name="L2">
        <text:list-item>
          <text:p text:style-name="P24">search_actors</text:p>
        </text:list-item>
      </text:list>
      <text:p text:style-name="P19">Input(s)</text:p>
      <text:list xml:id="list1626458712" text:style-name="L10">
        <text:list-item>
          <text:p text:style-name="P60"><text:span text:style-name="T4">Repo ID, </text:span>Search terms supported by that Repository</text:p>
        </text:list-item>
      </text:list>
      <text:p text:style-name="Text_20_body_20_indent"><text:span text:style-name="T2">Output(s)</text:span> </text:p>
      <text:list xml:id="list1263709792" text:continue-numbering="true" text:style-name="L10">
        <text:list-item>
          <text:p text:style-name="P60">List of IDs of Actors matching given search terms, or ERROR if no matches found.</text:p>
        </text:list-item>
      </text:list>
      <text:p text:style-name="P16"><text:s/></text:p>
      <text:list xml:id="list2077799544" text:continue-list="list897938902" text:style-name="L2">
        <text:list-item>
          <text:p text:style-name="P24">get_actors_byID</text:p>
        </text:list-item>
      </text:list>
      <text:p text:style-name="P19">Input(s)</text:p>
      <text:list xml:id="list1683377684" text:continue-list="list1263709792" text:style-name="L10">
        <text:list-item>
          <text:p text:style-name="P28">Repo ID, <text:s/>One or more Actor IDs, <text:s/>0 or more field names</text:p>
        </text:list-item>
      </text:list>
      <text:p text:style-name="P19">Output(s)</text:p>
      <text:list xml:id="list883717621" text:continue-numbering="true" text:style-name="L10">
        <text:list-item>
          <text:p text:style-name="P28">List of Actors with given IDs</text:p>
        </text:list-item>
        <text:list-item>
          <text:p text:style-name="P28">If 0 field names passed, returns ALL field values for given Actors. Else values of specified fields only.</text:p>
        </text:list-item>
      </text:list>
      <text:p text:style-name="P15"><text:s/></text:p>
      <text:list xml:id="list1857962547" text:continue-list="list2077799544" text:style-name="L2">
        <text:list-item>
          <text:p text:style-name="P24">assign_actor_as_converter</text:p>
        </text:list-item>
      </text:list>
      <text:p text:style-name="P19">Input(s)</text:p>
      <text:list xml:id="list386983322" text:style-name="L11">
        <text:list-item>
          <text:p text:style-name="P29">Repo Entity ID, <text:s/>Actor ID</text:p>
        </text:list-item>
      </text:list>
      <text:p text:style-name="P19">Output(s)</text:p>
      <text:list xml:id="list2184880858" text:continue-numbering="true" text:style-name="L11">
        <text:list-item>
          <text:p text:style-name="P29">Assigns the given Actor to the given Repo Entity as person responsible for its Transformation.</text:p>
        </text:list-item>
      </text:list>
      <text:p text:style-name="P15"><text:s/></text:p>
      <text:h text:style-name="P70" text:outline-level="1"/>
      <text:list xml:id="list2177094973" text:continue-list="list1959921287" text:style-name="Numbering_20_1">
        <text:list-item>
          <text:h text:style-name="P68" text:outline-level="1"><text:bookmark-start text:name="__RefHeading__1697_213945393"/>User Interface Features List<text:bookmark-end text:name="__RefHeading__1697_213945393"/></text:h>
        </text:list-item>
      </text:list>
      <text:p text:style-name="P15"><text:s/></text:p>
      <text:list xml:id="list1289084554" text:continue-list="list1857962547" text:style-name="L2">
        <text:list-item text:start-value="1">
          <text:p text:style-name="P24">browse_repository</text:p>
        </text:list-item>
      </text:list>
      <text:p text:style-name="P19">Input(s)</text:p>
      <text:list xml:id="list1509701874" text:style-name="L12">
        <text:list-item>
          <text:p text:style-name="P30">Repo ID. Repo-Entity ID. search terms</text:p>
        </text:list-item>
      </text:list>
      <text:p text:style-name="P19">Uses/Calls</text:p>
      <text:list xml:id="list2060153454" text:continue-numbering="true" text:style-name="L12">
        <text:list-item>
          <text:p text:style-name="P30">get_repo_schema, search_repo_entities, get_repo_entity_ByID<text:span text:style-name="T2"> </text:span></text:p>
        </text:list-item>
      </text:list>
      <text:p text:style-name="P19">UI Action(s)</text:p>
      <text:list xml:id="list2081237680" text:continue-numbering="true" text:style-name="L12">
        <text:list-item>
          <text:p text:style-name="P30">Actor can browse contents of a given repository in a tabular format, with pagination, filtering etc.</text:p>
        </text:list-item>
      </text:list>
      <text:p text:style-name="P17"><text:s/></text:p>
      <text:list xml:id="list1378766511" text:continue-list="list1289084554" text:style-name="L2">
        <text:list-item>
          <text:p text:style-name="P24">display_repo_entities</text:p>
        </text:list-item>
      </text:list>
      <text:p text:style-name="P19">Input(s)</text:p>
      <text:list xml:id="list1529086593" text:style-name="L13">
        <text:list-item>
          <text:p text:style-name="P31">One or more Repo-Entity IDs</text:p>
        </text:list-item>
      </text:list>
      <text:p text:style-name="P19">Uses/Calls</text:p>
      <text:list xml:id="list145553759" text:continue-numbering="true" text:style-name="L13">
        <text:list-item>
          <text:p text:style-name="P31">get_repo_entities_ByID<text:span text:style-name="T2"> </text:span></text:p>
        </text:list-item>
      </text:list>
      <text:p text:style-name="P19">UI Action(s)</text:p>
      <text:list xml:id="list545632777" text:continue-numbering="true" text:style-name="L13">
        <text:list-item>
          <text:p text:style-name="P31">Actor can browse Repo-Entities in tabular, collapsible tree, or Side-by-Side views.</text:p>
        </text:list-item>
      </text:list>
      <text:p text:style-name="P17"><text:s/></text:p>
      <text:list xml:id="list683818514" text:continue-list="list1378766511" text:style-name="L2">
        <text:list-item>
          <text:p text:style-name="P24">set_repo_entity_compliance_score</text:p>
        </text:list-item>
      </text:list>
      <text:p text:style-name="P19">Input(s)</text:p>
      <text:list xml:id="list1895369248" text:style-name="L14">
        <text:list-item>
          <text:p text:style-name="P32">Repo-Entity ID</text:p>
        </text:list-item>
      </text:list>
      <text:p text:style-name="P19">Uses/Calls</text:p>
      <text:list xml:id="list177218292" text:continue-numbering="true" text:style-name="L14">
        <text:list-item>
          <text:p text:style-name="P32">compute_repo_entity_compliance_score</text:p>
        </text:list-item>
      </text:list>
      <text:p text:style-name="P19">UI Action(s)</text:p>
      <text:list xml:id="list282070139" text:continue-numbering="true" text:style-name="L14">
        <text:list-item>
          <text:p text:style-name="P32">Actor can trigger automatic computation or manually set given Repo-Entity's compliance score.</text:p>
        </text:list-item>
      </text:list>
      <text:p text:style-name="P17"><text:s/></text:p>
      <text:list xml:id="list715051308" text:continue-list="list683818514" text:style-name="L2">
        <text:list-item>
          <text:p text:style-name="P24">set_repo_entity_similarity_score</text:p>
        </text:list-item>
      </text:list>
      <text:p text:style-name="P19">Input(s)</text:p>
      <text:list xml:id="list2091204020" text:style-name="L15">
        <text:list-item>
          <text:p text:style-name="P33">Two Repo-Entity IDs</text:p>
        </text:list-item>
      </text:list>
      <text:p text:style-name="P19">Uses/Calls</text:p>
      <text:list xml:id="list1182359262" text:continue-numbering="true" text:style-name="L15">
        <text:list-item>
          <text:p text:style-name="P33">compute_repo_entity_similarity_score</text:p>
        </text:list-item>
      </text:list>
      <text:p text:style-name="P19">UI Action(s)</text:p>
      <text:list xml:id="list217320859" text:continue-numbering="true" text:style-name="L15">
        <text:list-item>
          <text:p text:style-name="P33">Actor can trigger automatic computation or manually set given Repo-Entities' Similarity score.</text:p>
        </text:list-item>
      </text:list>
      <text:p text:style-name="P15"><text:s text:c="2"/></text:p>
      <text:list xml:id="list825618273" text:continue-list="list715051308" text:style-name="L2">
        <text:list-item>
          <text:p text:style-name="P24">set_repo_entity_transformation_priority</text:p>
        </text:list-item>
      </text:list>
      <text:p text:style-name="P19">Input(s)</text:p>
      <text:list xml:id="list1891944649" text:style-name="L16">
        <text:list-item>
          <text:p text:style-name="P34">Repo-Entity ID</text:p>
        </text:list-item>
      </text:list>
      <text:p text:style-name="P19">Uses/Calls</text:p>
      <text:list xml:id="list1895614957" text:continue-numbering="true" text:style-name="L16">
        <text:list-item>
          <text:p text:style-name="P34">compute_repo_entity_transformation_priority</text:p>
        </text:list-item>
      </text:list>
      <text:p text:style-name="P19">UI Action(s)</text:p>
      <text:list xml:id="list1627331027" text:continue-numbering="true" text:style-name="L16">
        <text:list-item>
          <text:p text:style-name="P34">Actor can trigger automatic computation or manually set given Repo-Entity's Priotity.</text:p>
        </text:list-item>
      </text:list>
      <text:p text:style-name="P15"><text:s/></text:p>
      <text:p text:style-name="P15"/>
      <text:p text:style-name="P15"/>
      <text:p text:style-name="P15"/>
      <text:list xml:id="list1002707985" text:continue-list="list825618273" text:style-name="L2">
        <text:list-item>
          <text:p text:style-name="P24"><text:soft-page-break/>set_repo_entity_standards_extn_potential</text:p>
        </text:list-item>
      </text:list>
      <text:p text:style-name="P19">Input(s)</text:p>
      <text:list xml:id="list374123276" text:style-name="L17">
        <text:list-item>
          <text:p text:style-name="P35">Repo-Entity ID</text:p>
        </text:list-item>
      </text:list>
      <text:p text:style-name="P19">Uses/Calls</text:p>
      <text:list xml:id="list211154201" text:continue-numbering="true" text:style-name="L17">
        <text:list-item>
          <text:p text:style-name="P35">compute_repo_entity_standards_extn_potential</text:p>
        </text:list-item>
      </text:list>
      <text:p text:style-name="P19">UI Action(s)</text:p>
      <text:list xml:id="list818258971" text:continue-numbering="true" text:style-name="L17">
        <text:list-item>
          <text:p text:style-name="P35">Actor can trigger automatic computation or manually set given Repo-Entity's standards xtn potential.</text:p>
        </text:list-item>
      </text:list>
      <text:p text:style-name="P15"><text:s/></text:p>
      <text:list xml:id="list2116940412" text:continue-list="list1002707985" text:style-name="L2">
        <text:list-item>
          <text:p text:style-name="P24">browse_actors_in_repository</text:p>
        </text:list-item>
      </text:list>
      <text:p text:style-name="P19">Input(s)</text:p>
      <text:list xml:id="list1427597213" text:style-name="L18">
        <text:list-item>
          <text:p text:style-name="P36">Repo ID, search terms</text:p>
        </text:list-item>
      </text:list>
      <text:p text:style-name="P19">Uses/Calls</text:p>
      <text:list xml:id="list2004081723" text:continue-numbering="true" text:style-name="L18">
        <text:list-item>
          <text:p text:style-name="P36">search_actors, <text:s/>get_actors_ByID<text:span text:style-name="T2"> </text:span></text:p>
        </text:list-item>
      </text:list>
      <text:p text:style-name="P19">UI Action(s)</text:p>
      <text:list xml:id="list1903760234" text:continue-numbering="true" text:style-name="L18">
        <text:list-item>
          <text:p text:style-name="P36">Actor can browse list of Actors a given repository in a tabular format, with filtering, pagination etc.</text:p>
        </text:list-item>
      </text:list>
      <text:p text:style-name="P17"><text:s/></text:p>
      <text:list xml:id="list1263027674" text:continue-list="list2116940412" text:style-name="L2">
        <text:list-item>
          <text:p text:style-name="P24">display_actors</text:p>
        </text:list-item>
      </text:list>
      <text:p text:style-name="P19">Input(s)</text:p>
      <text:list xml:id="list1014018573" text:style-name="L19">
        <text:list-item>
          <text:p text:style-name="P37">One or more Actor IDs</text:p>
        </text:list-item>
      </text:list>
      <text:p text:style-name="P19">Uses/Calls</text:p>
      <text:list xml:id="list374203477" text:continue-numbering="true" text:style-name="L19">
        <text:list-item>
          <text:p text:style-name="P37">get_actors_ByID<text:span text:style-name="T2"> </text:span></text:p>
        </text:list-item>
      </text:list>
      <text:p text:style-name="P19">UI Action(s)</text:p>
      <text:list xml:id="list615973477" text:continue-numbering="true" text:style-name="L19">
        <text:list-item>
          <text:p text:style-name="P37">Allows Actor to browse profiles of one or more Actors with given specific IDs</text:p>
        </text:list-item>
        <text:list-item>
          <text:p text:style-name="P37">In tabular list view, collapsible tree view, or Side-by-Side view for field-wise visual comparison.</text:p>
        </text:list-item>
      </text:list>
      <text:p text:style-name="P15"><text:s/></text:p>
      <text:list xml:id="list341011807" text:continue-list="list1263027674" text:style-name="L2">
        <text:list-item>
          <text:p text:style-name="P24">set_actor_as_converter</text:p>
        </text:list-item>
      </text:list>
      <text:p text:style-name="P19">Input(s)</text:p>
      <text:list xml:id="list756458277" text:style-name="L20">
        <text:list-item>
          <text:p text:style-name="P38">Repo Entity ID</text:p>
        </text:list-item>
        <text:list-item>
          <text:p text:style-name="P38">Actor ID</text:p>
        </text:list-item>
      </text:list>
      <text:p text:style-name="P19">Users</text:p>
      <text:list xml:id="list266277362" text:continue-numbering="true" text:style-name="L20">
        <text:list-item>
          <text:p text:style-name="P38">assign_actor_as_converter</text:p>
        </text:list-item>
      </text:list>
      <text:p text:style-name="P19">UI Action(s)</text:p>
      <text:list xml:id="list113625502" text:continue-numbering="true" text:style-name="L20">
        <text:list-item>
          <text:p text:style-name="P38">Associate given Actor with the given Repo Entity as person responsible for its Transformation.</text:p>
        </text:list-item>
        <text:list-item>
          <text:p text:style-name="P38">Allows calling an external application to send notification to assigned Actor and other parties.</text:p>
        </text:list-item>
      </text:list>
      <text:p text:style-name="P15"><text:s/></text:p>
      <text:list xml:id="list1186487417" text:continue-list="list341011807" text:style-name="L2">
        <text:list-item>
          <text:p text:style-name="P24">perform_transform_repo_entity</text:p>
        </text:list-item>
      </text:list>
      <text:p text:style-name="P19">Input(s)</text:p>
      <text:list xml:id="list180121147" text:style-name="L21">
        <text:list-item>
          <text:p text:style-name="P61">A single non-Compliant Repo-Entity already displayed in UI via display_repo_entities. </text:p>
        </text:list-item>
      </text:list>
      <text:p text:style-name="P19">Uses/Calls</text:p>
      <text:list xml:id="list2085997898" text:continue-numbering="true" text:style-name="L21">
        <text:list-item>
          <text:p text:style-name="P61">transform_repo_entity</text:p>
        </text:list-item>
      </text:list>
      <text:p text:style-name="P19">UI Action(s)</text:p>
      <text:list xml:id="list112780702" text:continue-numbering="true" text:style-name="L21">
        <text:list-item>
          <text:p text:style-name="P61">Re-render in Transformed format, parts (or whole) of Repo-Entity (or all of if).</text:p>
        </text:list-item>
        <text:list-item>
          <text:p text:style-name="P49">Re-render in their original form, any part(s) of Repo-Entity that could not be automatically transformed.</text:p>
        </text:list-item>
        <text:list-item>
          <text:p text:style-name="P49">Transformed parts displayed inline with its original non-Transformed parts, but with different coloring.</text:p>
        </text:list-item>
      </text:list>
      <text:p text:style-name="P18"/>
      <text:list xml:id="list1177856732" text:continue-list="list1186487417" text:style-name="L2">
        <text:list-item>
          <text:p text:style-name="P24"><text:soft-page-break/>load_text_editor</text:p>
        </text:list-item>
      </text:list>
      <text:p text:style-name="P19">Input(s)</text:p>
      <text:list xml:id="list109525365" text:style-name="L22">
        <text:list-item>
          <text:p text:style-name="P62">None</text:p>
        </text:list-item>
      </text:list>
      <text:p text:style-name="P19">UI Action(s)</text:p>
      <text:list xml:id="list1189356793" text:continue-numbering="true" text:style-name="L22">
        <text:list-item>
          <text:p text:style-name="P50">Loads an embeddable, multi-window text editor, with code-aware features like syntax highlighting, collapsible blocks, auto-save etc.</text:p>
        </text:list-item>
        <text:list-item>
          <text:p text:style-name="P50">Used to perform all manual Transformation actions.</text:p>
        </text:list-item>
      </text:list>
      <text:p text:style-name="P17"/>
      <text:list xml:id="list2134692145" text:continue-list="list1177856732" text:style-name="L2">
        <text:list-item>
          <text:p text:style-name="P24">perform_manual_transformation</text:p>
        </text:list-item>
      </text:list>
      <text:p text:style-name="P19">Input(s): Any or all of the following, per user choice</text:p>
      <text:list xml:id="list1661775790" text:style-name="L23">
        <text:list-item>
          <text:p text:style-name="P63">A single non-Compliant Repo-Entity (or parts thereof) that could not be automatically Transformed by above trigger_transform_repo_entity UI action.</text:p>
        </text:list-item>
        <text:list-item>
          <text:p text:style-name="P51">Empty NeuroML template.</text:p>
        </text:list-item>
        <text:list-item>
          <text:p text:style-name="P51">List of all PyNN API calls.</text:p>
        </text:list-item>
        <text:list-item>
          <text:p text:style-name="P51">List of PyNN API calls with their respective source.</text:p>
        </text:list-item>
        <text:list-item>
          <text:p text:style-name="P51">List of PyNN API calls with no source, just empty bodies.</text:p>
        </text:list-item>
      </text:list>
      <text:p text:style-name="P19">Uses/Calls</text:p>
      <text:list xml:id="list1073368753" text:continue-numbering="true" text:style-name="L23">
        <text:list-item>
          <text:p text:style-name="P51">translate_code_fragment_to_NeuroML_expr</text:p>
        </text:list-item>
        <text:list-item>
          <text:p text:style-name="P51">replace_code_fragment_by_PyNN_API_call</text:p>
        </text:list-item>
        <text:list-item>
          <text:p text:style-name="P51">translate_code_fragment_to_python</text:p>
        </text:list-item>
        <text:list-item>
          <text:p text:style-name="P51">wrap_code_fragment_as_PyNN_API_call</text:p>
        </text:list-item>
      </text:list>
      <text:p text:style-name="P19">UI Action(s)</text:p>
      <text:list xml:id="list382397645" text:continue-numbering="true" text:style-name="L23">
        <text:list-item>
          <text:p text:style-name="P51">Loads user-selected above inputs in separate windows of text editor.</text:p>
        </text:list-item>
        <text:list-item>
          <text:p text:style-name="P51">Allows user to Copy-Paste or Drag-Drop a text fragment from one window to another.</text:p>
        </text:list-item>
        <text:list-item>
          <text:p text:style-name="P51">Allows user to highlight a text fragment and trigger any of these actions appropriate for that fragment:</text:p>
          <text:list>
            <text:list-item>
              <text:p text:style-name="P51">translate_code_fragment_to_NeuroML_expr</text:p>
            </text:list-item>
            <text:list-item>
              <text:p text:style-name="P51">replace_code_fragment_by_PyNN_API_call</text:p>
            </text:list-item>
            <text:list-item>
              <text:p text:style-name="P51">translate_code_fragment_to_python</text:p>
            </text:list-item>
            <text:list-item>
              <text:p text:style-name="P51">wrap_code_fragment_as_PyNN_API_call</text:p>
            </text:list-item>
          </text:list>
        </text:list-item>
        <text:list-item>
          <text:p text:style-name="P51">Displays the output of the above actions in a separate window.</text:p>
        </text:list-item>
        <text:list-item>
          <text:p text:style-name="P51">Allows Actor to <text:s/>Copy-Paste or Drag-Drop output of above actions, from output window to the appropriate target window.</text:p>
        </text:list-item>
      </text:list>
      <text:p text:style-name="P21"/>
      <text:list xml:id="list94520245" text:continue-list="list2134692145" text:style-name="L2">
        <text:list-item>
          <text:p text:style-name="P24">save_session</text:p>
        </text:list-item>
      </text:list>
      <text:p text:style-name="P19">Input(s)</text:p>
      <text:list xml:id="list139471848" text:style-name="L24">
        <text:list-item>
          <text:p text:style-name="P64">None</text:p>
        </text:list-item>
      </text:list>
      <text:p text:style-name="P19">UI Action(s)</text:p>
      <text:list xml:id="list1580759619" text:continue-numbering="true" text:style-name="L24">
        <text:list-item>
          <text:p text:style-name="P52">Saves the entire state of the current Transform session, with an unique Session Name/ID.</text:p>
        </text:list-item>
        <text:list-item>
          <text:p text:style-name="P52"><text:span text:style-name="T2">TBD</text:span>: Can user specify a choice of local or remote location to save session to.</text:p>
        </text:list-item>
        <text:list-item>
          <text:p text:style-name="P52"><text:span text:style-name="T2">TBD</text:span>: Whether to provide autosave, with or without journaling.</text:p>
        </text:list-item>
      </text:list>
      <text:p text:style-name="P17"/>
      <text:list xml:id="list1027974249" text:continue-list="list94520245" text:style-name="L2">
        <text:list-item>
          <text:p text:style-name="P24">load_session</text:p>
        </text:list-item>
      </text:list>
      <text:p text:style-name="P19">Input(s)</text:p>
      <text:list xml:id="list1615054384" text:style-name="L25">
        <text:list-item>
          <text:p text:style-name="P66">Session Name/ID</text:p>
        </text:list-item>
      </text:list>
      <text:p text:style-name="P19">UI Action(s)</text:p>
      <text:list xml:id="list233496626" text:continue-numbering="true" text:style-name="L25">
        <text:list-item>
          <text:p text:style-name="P53"><text:soft-page-break/>Loads the requested session, with all its UI elements and da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Wingdings 2" svg:font-family="'Wingdings 2'" style:font-charset="x-symbol"/>
    <style:font-face style:name="Helvetica" svg:font-family="Helvetica"/>
    <style:font-face style:name="Lucidasans1" svg:font-family="Lucidasans"/>
    <style:font-face style:name="StarSymbol" svg:font-family="StarSymbol"/>
    <style:font-face style:name="StarSymbol1" svg:font-family="StarSymbol, 'Arial Unicode MS'"/>
    <style:font-face style:name="Times" svg:font-family="Times"/>
    <style:font-face style:name="Times New Roman" svg:font-family="'Times New Roman'" style:font-adornments="Negreta"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0402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paragraph-properties fo:margin-top="0.0799in" fo:margin-bottom="0in" text:number-lines="true" text:line-number="0"/>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05in" fo:margin-bottom="0in" style:page-number="auto" fo:keep-with-next="auto"/>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4in" fo:margin-right="0in" fo:margin-top="0in" fo:margin-bottom="0in" fo:text-indent="-0.25in" style:auto-text-indent="false" style:page-number="auto">
        <style:tab-stops/>
      </style:paragraph-properties>
      <style:text-properties style:font-name="Times New Roman"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7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7311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4z0" style:family="text">
      <style:text-properties style:font-name="Wingdings" fo:font-size="9pt" style:font-size-asian="9pt" style:font-name-complex="StarSymbol1" style:font-size-complex="9pt"/>
    </style:style>
    <style:style style:name="WW8Num14z1" style:family="text">
      <style:text-properties style:font-name="Wingdings 2" fo:font-size="9pt" style:font-size-asian="9pt" style:font-name-complex="StarSymbol1" style:font-size-complex="9pt"/>
    </style:style>
    <style:style style:name="WW8Num14z2" style:family="text">
      <style:text-properties style:font-name="StarSymbol1" fo:font-size="9pt" style:font-size-asian="9pt" style:font-name-complex="StarSymbol1" style:font-size-complex="9pt"/>
    </style:style>
    <style:style style:name="WW8Num13z0" style:family="text">
      <style:text-properties style:font-name="Wingdings" fo:font-size="9pt" style:font-size-asian="9pt" style:font-name-complex="StarSymbol1" style:font-size-complex="9pt"/>
    </style:style>
    <style:style style:name="WW8Num13z1" style:family="text">
      <style:text-properties style:font-name="Wingdings 2" fo:font-size="9pt" style:font-size-asian="9pt" style:font-name-complex="StarSymbol1" style:font-size-complex="9pt"/>
    </style:style>
    <style:style style:name="WW8Num13z2" style:family="text">
      <style:text-properties style:font-name="StarSymbol1" fo:font-size="9pt" style:font-size-asian="9pt" style:font-name-complex="StarSymbol1" style:font-size-complex="9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hadow="none">
        <style:columns fo:column-count="1" fo:column-gap="0in"/>
      </style:graphic-properties>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format="1" text:display-levels="3">
        <style:list-level-properties text:space-before="0.2in"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5in" text:min-label-width="0.1965in"/>
      </text:list-level-style-number>
      <text:list-level-style-number text:level="3" text:style-name="Numbering_20_Symbols" style:num-prefix=" " style:num-suffix=" " style:num-format="1" text:display-levels="3">
        <style:list-level-properties text:space-before="0.2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4">
      <text:list-level-style-bullet text:level="1" text:style-name="WW8Num14z0" text:bullet-char="">
        <style:list-level-properties text:space-before="0.25in" text:min-label-width="0.25in"/>
        <style:text-properties style:font-name="Wingdings"/>
      </text:list-level-style-bullet>
      <text:list-level-style-bullet text:level="2" text:style-name="WW8Num14z1" text:bullet-char="">
        <style:list-level-properties text:space-before="0.5in" text:min-label-width="0.25in"/>
        <style:text-properties style:font-name="Wingdings 2"/>
      </text:list-level-style-bullet>
      <text:list-level-style-bullet text:level="3" text:style-name="WW8Num14z2" text:bullet-char="■">
        <style:list-level-properties text:space-before="0.75in" text:min-label-width="0.25in"/>
        <style:text-properties style:font-name="StarSymbol1"/>
      </text:list-level-style-bullet>
      <text:list-level-style-bullet text:level="4" text:style-name="WW8Num14z0" text:bullet-char="">
        <style:list-level-properties text:space-before="1in" text:min-label-width="0.25in"/>
        <style:text-properties style:font-name="Wingdings"/>
      </text:list-level-style-bullet>
      <text:list-level-style-bullet text:level="5" text:style-name="WW8Num14z1" text:bullet-char="">
        <style:list-level-properties text:space-before="1.25in" text:min-label-width="0.25in"/>
        <style:text-properties style:font-name="Wingdings 2"/>
      </text:list-level-style-bullet>
      <text:list-level-style-bullet text:level="6" text:style-name="WW8Num14z2" text:bullet-char="■">
        <style:list-level-properties text:space-before="1.5in" text:min-label-width="0.25in"/>
        <style:text-properties style:font-name="StarSymbol1"/>
      </text:list-level-style-bullet>
      <text:list-level-style-bullet text:level="7" text:style-name="WW8Num14z0" text:bullet-char="">
        <style:list-level-properties text:space-before="1.75in" text:min-label-width="0.25in"/>
        <style:text-properties style:font-name="Wingdings"/>
      </text:list-level-style-bullet>
      <text:list-level-style-bullet text:level="8" text:style-name="WW8Num14z1" text:bullet-char="">
        <style:list-level-properties text:space-before="2in" text:min-label-width="0.25in"/>
        <style:text-properties style:font-name="Wingdings 2"/>
      </text:list-level-style-bullet>
      <text:list-level-style-bullet text:level="9" text:style-name="WW8Num14z2"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text:space-before="0.25in" text:min-label-width="0.25in"/>
        <style:text-properties style:font-name="Wingdings"/>
      </text:list-level-style-bullet>
      <text:list-level-style-bullet text:level="2" text:style-name="WW8Num13z1" text:bullet-char="">
        <style:list-level-properties text:space-before="0.5in" text:min-label-width="0.25in"/>
        <style:text-properties style:font-name="Wingdings 2"/>
      </text:list-level-style-bullet>
      <text:list-level-style-bullet text:level="3" text:style-name="WW8Num13z2" text:bullet-char="■">
        <style:list-level-properties text:space-before="0.75in" text:min-label-width="0.25in"/>
        <style:text-properties style:font-name="StarSymbol1"/>
      </text:list-level-style-bullet>
      <text:list-level-style-bullet text:level="4" text:style-name="WW8Num13z0" text:bullet-char="">
        <style:list-level-properties text:space-before="1in" text:min-label-width="0.25in"/>
        <style:text-properties style:font-name="Wingdings"/>
      </text:list-level-style-bullet>
      <text:list-level-style-bullet text:level="5" text:style-name="WW8Num13z1" text:bullet-char="">
        <style:list-level-properties text:space-before="1.25in" text:min-label-width="0.25in"/>
        <style:text-properties style:font-name="Wingdings 2"/>
      </text:list-level-style-bullet>
      <text:list-level-style-bullet text:level="6" text:style-name="WW8Num13z2" text:bullet-char="■">
        <style:list-level-properties text:space-before="1.5in" text:min-label-width="0.25in"/>
        <style:text-properties style:font-name="StarSymbol1"/>
      </text:list-level-style-bullet>
      <text:list-level-style-bullet text:level="7" text:style-name="WW8Num13z0" text:bullet-char="">
        <style:list-level-properties text:space-before="1.75in" text:min-label-width="0.25in"/>
        <style:text-properties style:font-name="Wingdings"/>
      </text:list-level-style-bullet>
      <text:list-level-style-bullet text:level="8" text:style-name="WW8Num13z1" text:bullet-char="">
        <style:list-level-properties text:space-before="2in" text:min-label-width="0.25in"/>
        <style:text-properties style:font-name="Wingdings 2"/>
      </text:list-level-style-bullet>
      <text:list-level-style-bullet text:level="9" text:style-name="WW8Num13z2"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fo:background-color="transparent" fo:padding="0in" fo:border-left="none" fo:border-right="none" fo:border-top="none" fo:border-bottom="0.06pt solid #000000" style:shadow="none">
        <style:background-image/>
      </style:paragraph-properties>
      <style:text-properties style:font-name="Arial" fo:font-size="10pt" style:font-size-asian="10pt" style:font-size-complex="10pt"/>
    </style:style>
    <style:style style:name="MP2" style:family="paragraph" style:parent-style-name="Footer">
      <style:paragraph-properties fo:text-align="center" style:justify-single-word="false" fo:background-color="transparent" fo:padding="0in" fo:border-left="none" fo:border-right="none" fo:border-top="0.06pt solid #000000" fo:border-bottom="none" style:shadow="none">
        <style:background-image/>
      </style:paragraph-properties>
      <style:text-properties style:font-name="Arial" fo:font-size="8pt" style:font-size-asian="8pt" style:font-size-complex="8pt"/>
    </style:style>
    <style:style style:name="MT1" style:family="text">
      <style:text-properties fo:font-size="9pt" fo:font-weight="bold" style:font-size-asian="9pt" style:font-weight-asian="bold" style:font-size-complex="9pt" style:font-weight-complex="bold"/>
    </style:style>
    <style:style style:name="MT2" style:family="text">
      <style:text-properties fo:font-weight="bold" style:font-weight-asian="bold" style:font-weight-complex="bold"/>
    </style:style>
    <style:page-layout style:name="Mpm1">
      <style:page-layout-properties fo:page-width="8.5in" fo:page-height="11in" style:num-format="1" style:print-orientation="portrait" fo:margin-top="0.4in" fo:margin-bottom="0.4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4398in" fo:margin-left="0in" fo:margin-right="0in" fo:margin-top="0.1965in"/>
      </style:footer-style>
    </style:page-layout>
  </office:automatic-styles>
  <office:master-styles>
    <style:master-page style:name="Standard" style:page-layout-name="Mpm1">
      <style:header>
        <text:p text:style-name="MP1"><text:span text:style-name="MT1">Model/Simulator to NeuroM/PyNN Transformation Toolset <text:s text:c="54"/>An Open Source Brain</text:span><text:span text:style-name="MT2"> Project </text:span><text:s text:c="9"/></text:p>
      </style:header>
      <style:footer>
        <text:p text:style-name="MP2"><text:span text:style-name="MT2"><text:s/>Page</text:span> <text:page-number text:select-page="current">8</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8-12T13:04:51</meta:creation-date>
    <dc:date>2014-05-11T18:10:14</dc:date>
    <meta:editing-cycles>1698</meta:editing-cycles>
    <meta:editing-duration>P5DT2H28M17S</meta:editing-duration>
    <meta:document-statistic meta:table-count="1" meta:image-count="0" meta:object-count="0" meta:page-count="11" meta:paragraph-count="334" meta:word-count="2539" meta:character-count="17182" meta:non-whitespace-character-count="14956"/>
    <meta:user-defined meta:name="Info 1"/>
    <meta:user-defined meta:name="Info 2"/>
    <meta:user-defined meta:name="Info 3"/>
    <meta:user-defined meta:name="Info 4"/>
  </office:meta>
</office:document-meta>
</file>